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8000000080743FDDEF.png" manifest:media-type="image/png"/>
  <manifest:file-entry manifest:full-path="Pictures/10000001000000800000008086F3AAD0.png" manifest:media-type="image/png"/>
  <manifest:file-entry manifest:full-path="Pictures/1000000100000080000000808705EE17.png" manifest:media-type="image/png"/>
  <manifest:file-entry manifest:full-path="Pictures/1000000000000020000000205965D4B5.png" manifest:media-type="image/png"/>
  <manifest:file-entry manifest:full-path="Pictures/1000000100000080000000806463973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la1" style:family="table">
      <style:table-properties style:width="14.037cm" table:align="left"/>
    </style:style>
    <style:style style:name="Tabella1.A" style:family="table-column">
      <style:table-column-properties style:column-width="4.009cm"/>
    </style:style>
    <style:style style:name="Tabella1.B" style:family="table-column">
      <style:table-column-properties style:column-width="4.232cm"/>
    </style:style>
    <style:style style:name="Tabella1.C" style:family="table-column">
      <style:table-column-properties style:column-width="5.796cm"/>
    </style:style>
    <style:style style:name="Tabella1.A1" style:family="table-cell">
      <style:table-cell-properties style:vertical-align="middle" fo:padding="0.049cm" fo:border="0.05pt solid #000000"/>
    </style:style>
    <style:style style:name="Tabella2" style:family="table">
      <style:table-properties style:width="14.355cm" table:align="left"/>
    </style:style>
    <style:style style:name="Tabella2.A" style:family="table-column">
      <style:table-column-properties style:column-width="4.009cm"/>
    </style:style>
    <style:style style:name="Tabella2.B" style:family="table-column">
      <style:table-column-properties style:column-width="4.549cm"/>
    </style:style>
    <style:style style:name="Tabella2.C" style:family="table-column">
      <style:table-column-properties style:column-width="5.796cm"/>
    </style:style>
    <style:style style:name="Tabella2.A1" style:family="table-cell">
      <style:table-cell-properties style:vertical-align="middle" fo:padding="0.049cm" fo:border="0.05pt solid #000000"/>
    </style:style>
    <style:style style:name="Tabella3" style:family="table">
      <style:table-properties style:width="15.028cm" table:align="left"/>
    </style:style>
    <style:style style:name="Tabella3.A" style:family="table-column">
      <style:table-column-properties style:column-width="3.235cm"/>
    </style:style>
    <style:style style:name="Tabella3.B" style:family="table-column">
      <style:table-column-properties style:column-width="4.849cm"/>
    </style:style>
    <style:style style:name="Tabella3.C" style:family="table-column">
      <style:table-column-properties style:column-width="6.944cm"/>
    </style:style>
    <style:style style:name="Tabella3.A1" style:family="table-cell">
      <style:table-cell-properties style:vertical-align="middle" fo:padding="0.049cm" fo:border="0.05pt solid #000000"/>
    </style:style>
    <style:style style:name="P1" style:family="paragraph" style:parent-style-name="Text_20_body">
      <style:paragraph-properties fo:margin-left="0cm" fo:margin-right="0cm" fo:text-indent="0cm" style:auto-text-indent="false" fo:padding="0.049cm" fo:border="0.06pt solid #e5e7eb"/>
    </style:style>
    <style:style style:name="P2" style:family="paragraph" style:parent-style-name="Heading_20_2">
      <style:paragraph-properties fo:margin-left="0cm" fo:margin-right="0cm" fo:text-indent="0cm" style:auto-text-indent="false" fo:padding="0.049cm" fo:border="0.06pt solid #e5e7eb"/>
      <style:text-properties loext:padding="0.049cm" loext:border="0.06pt solid #e5e7eb"/>
    </style:style>
    <style:style style:name="P3" style:family="paragraph" style:parent-style-name="Heading_20_2">
      <style:paragraph-properties fo:margin-left="0cm" fo:margin-right="0cm" fo:text-indent="0cm" style:auto-text-indent="false" fo:padding="0.049cm" fo:border="0.06pt solid #e5e7eb"/>
    </style:style>
    <style:style style:name="P4" style:family="paragraph" style:parent-style-name="Text_20_body" style:list-style-name="L1">
      <style:paragraph-properties fo:margin-left="0cm" fo:margin-right="0cm" fo:text-indent="0cm" style:auto-text-indent="false" fo:padding="0.049cm" fo:border="0.06pt solid #e5e7eb"/>
    </style:style>
    <style:style style:name="P5" style:family="paragraph" style:parent-style-name="Text_20_body" style:list-style-name="L2">
      <style:paragraph-properties fo:margin-left="0cm" fo:margin-right="0cm" fo:text-indent="0cm" style:auto-text-indent="false" fo:padding="0.049cm" fo:border="0.06pt solid #e5e7eb"/>
    </style:style>
    <style:style style:name="P6" style:family="paragraph" style:parent-style-name="Text_20_body" style:list-style-name="L3">
      <style:paragraph-properties fo:margin-left="0cm" fo:margin-right="0cm" fo:text-indent="0cm" style:auto-text-indent="false" fo:padding="0.049cm" fo:border="0.06pt solid #e5e7eb"/>
    </style:style>
    <style:style style:name="P7" style:family="paragraph" style:parent-style-name="Text_20_body" style:list-style-name="L3">
      <style:paragraph-properties fo:margin-left="0cm" fo:margin-right="0cm" fo:text-indent="0cm" style:auto-text-indent="false" fo:padding="0.049cm" fo:border="0.06pt solid #e5e7eb"/>
      <style:text-properties loext:padding="0.049cm" loext:border="0.06pt solid #e5e7eb"/>
    </style:style>
    <style:style style:name="P8" style:family="paragraph" style:parent-style-name="Text_20_body" style:list-style-name="L4">
      <style:paragraph-properties fo:margin-left="0cm" fo:margin-right="0cm" fo:text-indent="0cm" style:auto-text-indent="false" fo:padding="0.049cm" fo:border="0.06pt solid #e5e7eb"/>
    </style:style>
    <style:style style:name="P9" style:family="paragraph" style:parent-style-name="Text_20_body" style:list-style-name="L5">
      <style:paragraph-properties fo:margin-left="0cm" fo:margin-right="0cm" fo:text-indent="0cm" style:auto-text-indent="false" fo:padding="0.049cm" fo:border="0.06pt solid #e5e7eb"/>
    </style:style>
    <style:style style:name="P10" style:family="paragraph" style:parent-style-name="Text_20_body" style:list-style-name="L6">
      <style:paragraph-properties fo:margin-left="0cm" fo:margin-right="0cm" fo:text-indent="0cm" style:auto-text-indent="false" fo:padding="0.049cm" fo:border="0.06pt solid #e5e7eb"/>
    </style:style>
    <style:style style:name="P11" style:family="paragraph" style:parent-style-name="Text_20_body" style:list-style-name="L7">
      <style:paragraph-properties fo:margin-left="0cm" fo:margin-right="0cm" fo:text-indent="0cm" style:auto-text-indent="false" fo:padding="0.049cm" fo:border="0.06pt solid #e5e7eb"/>
    </style:style>
    <style:style style:name="P12" style:family="paragraph" style:parent-style-name="Text_20_body">
      <style:paragraph-properties fo:margin-left="0cm" fo:margin-right="0cm" fo:text-indent="0cm" style:auto-text-indent="false" fo:padding="0.049cm" fo:border="0.06pt solid #e5e7eb"/>
      <style:text-properties loext:padding="0.049cm" loext:border="0.06pt solid #e5e7eb"/>
    </style:style>
    <style:style style:name="P13" style:family="paragraph" style:parent-style-name="Standard">
      <style:paragraph-properties fo:margin-left="0cm" fo:margin-right="0cm" fo:text-indent="0cm" style:auto-text-indent="false"/>
      <style:text-properties loext:padding="0.049cm" loext:border="0.06pt solid #e5e7eb"/>
    </style:style>
    <style:style style:name="P14" style:family="paragraph" style:parent-style-name="Text_20_body" style:list-style-name="L8">
      <style:paragraph-properties fo:margin-left="0cm" fo:margin-right="0cm" fo:text-indent="0cm" style:auto-text-indent="false" fo:padding="0.049cm" fo:border="0.06pt solid #e5e7eb"/>
    </style:style>
    <style:style style:name="P15" style:family="paragraph" style:parent-style-name="Preformatted_20_Text">
      <style:paragraph-properties fo:margin-left="0cm" fo:margin-right="0cm" fo:text-indent="0cm" style:auto-text-indent="false" fo:padding="0.049cm" fo:border="0.06pt solid #e5e7eb"/>
      <style:text-properties loext:padding="0.049cm" loext:border="0.06pt solid #e5e7eb"/>
    </style:style>
    <style:style style:name="P16" style:family="paragraph" style:parent-style-name="Preformatted_20_Text">
      <style:paragraph-properties fo:margin-left="0cm" fo:margin-right="0cm" fo:text-indent="0cm" style:auto-text-indent="false" fo:padding="0.049cm" fo:border="0.06pt solid #e5e7eb"/>
    </style:style>
    <style:style style:name="P17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fo:padding="0.049cm" fo:border="0.06pt solid #e5e7eb"/>
    </style:style>
    <style:style style:name="P18" style:family="paragraph" style:parent-style-name="Text_20_body" style:list-style-name="L9">
      <style:paragraph-properties fo:margin-left="0cm" fo:margin-right="0cm" fo:text-indent="0cm" style:auto-text-indent="false" fo:padding="0.049cm" fo:border="0.06pt solid #e5e7eb"/>
    </style:style>
    <style:style style:name="P19" style:family="paragraph" style:parent-style-name="Text_20_body" style:list-style-name="L10">
      <style:paragraph-properties fo:margin-left="0cm" fo:margin-right="0cm" fo:text-indent="0cm" style:auto-text-indent="false" fo:padding="0.049cm" fo:border="0.06pt solid #e5e7eb"/>
    </style:style>
    <style:style style:name="P20" style:family="paragraph" style:parent-style-name="Text_20_body" style:list-style-name="L10">
      <style:paragraph-properties fo:margin-left="0cm" fo:margin-right="0cm" fo:text-indent="0cm" style:auto-text-indent="false" fo:padding="0.049cm" fo:border="0.06pt solid #e5e7eb"/>
      <style:text-properties loext:padding="0.049cm" loext:border="0.06pt solid #e5e7eb"/>
    </style:style>
    <style:style style:name="P21" style:family="paragraph" style:parent-style-name="Text_20_body" style:list-style-name="L11">
      <style:paragraph-properties fo:margin-left="0cm" fo:margin-right="0cm" fo:text-indent="0cm" style:auto-text-indent="false" fo:padding="0.049cm" fo:border="0.06pt solid #e5e7eb"/>
    </style:style>
    <style:style style:name="P22" style:family="paragraph" style:parent-style-name="Text_20_body" style:list-style-name="L11">
      <style:paragraph-properties fo:margin-left="0cm" fo:margin-right="0cm" fo:text-indent="0cm" style:auto-text-indent="false" fo:padding="0.049cm" fo:border="0.06pt solid #e5e7eb"/>
      <style:text-properties loext:padding="0.049cm" loext:border="0.06pt solid #e5e7eb"/>
    </style:style>
    <style:style style:name="P23" style:family="paragraph" style:parent-style-name="Text_20_body" style:list-style-name="L12">
      <style:paragraph-properties fo:margin-left="0cm" fo:margin-right="0cm" fo:text-indent="0cm" style:auto-text-indent="false" fo:padding="0.049cm" fo:border="0.06pt solid #e5e7eb"/>
      <style:text-properties loext:padding="0.049cm" loext:border="0.06pt solid #e5e7eb"/>
    </style:style>
    <style:style style:name="P24" style:family="paragraph" style:parent-style-name="Table_20_Heading">
      <style:paragraph-properties fo:margin-left="0cm" fo:margin-right="0cm" fo:text-indent="0cm" style:auto-text-indent="false"/>
    </style:style>
    <style:style style:name="P25" style:family="paragraph" style:parent-style-name="Table_20_Contents">
      <style:paragraph-properties fo:margin-left="0cm" fo:margin-right="0cm" fo:text-indent="0cm" style:auto-text-indent="false"/>
    </style:style>
    <style:style style:name="P26" style:family="paragraph" style:parent-style-name="Text_20_body" style:list-style-name="L13">
      <style:paragraph-properties fo:margin-left="0cm" fo:margin-right="0cm" fo:text-indent="0cm" style:auto-text-indent="false" fo:padding="0.049cm" fo:border="0.06pt solid #e5e7eb"/>
    </style:style>
    <style:style style:name="P27" style:family="paragraph" style:parent-style-name="Text_20_body" style:list-style-name="L14">
      <style:paragraph-properties fo:margin-left="0cm" fo:margin-right="0cm" fo:text-indent="0cm" style:auto-text-indent="false" fo:padding="0.049cm" fo:border="0.06pt solid #e5e7eb"/>
    </style:style>
    <style:style style:name="P28" style:family="paragraph" style:parent-style-name="Text_20_body" style:list-style-name="L15">
      <style:paragraph-properties fo:margin-left="0cm" fo:margin-right="0cm" fo:text-indent="0cm" style:auto-text-indent="false" fo:padding="0.049cm" fo:border="0.06pt solid #e5e7eb"/>
    </style:style>
    <style:style style:name="P29" style:family="paragraph" style:parent-style-name="Text_20_body" style:list-style-name="L16">
      <style:paragraph-properties fo:margin-left="0cm" fo:margin-right="0cm" fo:text-indent="0cm" style:auto-text-indent="false" fo:padding="0.049cm" fo:border="0.06pt solid #e5e7eb"/>
    </style:style>
    <style:style style:name="P30" style:family="paragraph" style:parent-style-name="Text_20_body" style:list-style-name="L17">
      <style:paragraph-properties fo:margin-left="0cm" fo:margin-right="0cm" fo:text-indent="0cm" style:auto-text-indent="false" fo:padding="0.049cm" fo:border="0.06pt solid #e5e7eb"/>
    </style:style>
    <style:style style:name="P31" style:family="paragraph" style:parent-style-name="Text_20_body" style:list-style-name="L18">
      <style:paragraph-properties fo:margin-left="0cm" fo:margin-right="0cm" fo:text-indent="0cm" style:auto-text-indent="false" fo:padding="0.049cm" fo:border="0.06pt solid #e5e7eb"/>
    </style:style>
    <style:style style:name="P32" style:family="paragraph" style:parent-style-name="Text_20_body" style:list-style-name="L19">
      <style:paragraph-properties fo:margin-left="0cm" fo:margin-right="0cm" fo:text-indent="0cm" style:auto-text-indent="false" fo:padding="0.049cm" fo:border="0.06pt solid #e5e7eb"/>
    </style:style>
    <style:style style:name="P33" style:family="paragraph" style:parent-style-name="Text_20_body" style:list-style-name="L20">
      <style:paragraph-properties fo:margin-left="0cm" fo:margin-right="0cm" fo:text-indent="0cm" style:auto-text-indent="false" fo:padding="0.049cm" fo:border="0.06pt solid #e5e7eb"/>
    </style:style>
    <style:style style:name="P34" style:family="paragraph" style:parent-style-name="Text_20_body" style:list-style-name="L20">
      <style:paragraph-properties fo:margin-left="0cm" fo:margin-right="0cm" fo:text-indent="0cm" style:auto-text-indent="false" fo:padding="0.049cm" fo:border="0.06pt solid #e5e7eb"/>
      <style:text-properties loext:padding="0.049cm" loext:border="0.06pt solid #e5e7eb"/>
    </style:style>
    <style:style style:name="P35" style:family="paragraph" style:parent-style-name="Preformatted_20_Text" style:list-style-name="L20">
      <style:paragraph-properties fo:margin-left="0cm" fo:margin-right="0cm" fo:text-indent="0cm" style:auto-text-indent="false" fo:padding="0.049cm" fo:border="0.06pt solid #e5e7eb"/>
      <style:text-properties loext:padding="0.049cm" loext:border="0.06pt solid #e5e7eb"/>
    </style:style>
    <style:style style:name="P36" style:family="paragraph" style:parent-style-name="Preformatted_20_Text" style:list-style-name="L20">
      <style:paragraph-properties fo:margin-left="0cm" fo:margin-right="0cm" fo:text-indent="0cm" style:auto-text-indent="false" fo:padding="0.049cm" fo:border="0.06pt solid #e5e7eb"/>
    </style:style>
    <style:style style:name="P37" style:family="paragraph" style:parent-style-name="Preformatted_20_Text" style:list-style-name="L20">
      <style:paragraph-properties fo:margin-left="0cm" fo:margin-right="0cm" fo:margin-top="0cm" fo:margin-bottom="0.499cm" style:contextual-spacing="false" fo:text-indent="0cm" style:auto-text-indent="false" fo:padding="0.049cm" fo:border="0.06pt solid #e5e7eb"/>
    </style:style>
    <style:style style:name="P38" style:family="paragraph" style:parent-style-name="Text_20_body" style:list-style-name="L21">
      <style:paragraph-properties fo:margin-left="0cm" fo:margin-right="0cm" fo:text-indent="0cm" style:auto-text-indent="false" fo:padding="0.049cm" fo:border="0.06pt solid #e5e7eb"/>
    </style:style>
    <style:style style:name="P39" style:family="paragraph" style:parent-style-name="Text_20_body" style:list-style-name="L22">
      <style:paragraph-properties fo:margin-left="0cm" fo:margin-right="0cm" fo:text-indent="0cm" style:auto-text-indent="false" fo:padding="0.049cm" fo:border="0.06pt solid #e5e7eb"/>
      <style:text-properties loext:padding="0.049cm" loext:border="0.06pt solid #e5e7eb"/>
    </style:style>
    <style:style style:name="P40" style:family="paragraph" style:parent-style-name="Text_20_body" style:list-style-name="L23">
      <style:paragraph-properties fo:margin-left="0cm" fo:margin-right="0cm" fo:text-indent="0cm" style:auto-text-indent="false" fo:padding="0.049cm" fo:border="0.06pt solid #e5e7eb"/>
      <style:text-properties loext:padding="0.049cm" loext:border="0.06pt solid #e5e7eb"/>
    </style:style>
    <style:style style:name="P41" style:family="paragraph" style:parent-style-name="Standard">
      <style:paragraph-properties fo:margin-left="0cm" fo:margin-right="0cm" fo:text-indent="0cm" style:auto-text-indent="false"/>
    </style:style>
    <style:style style:name="P42" style:family="paragraph" style:parent-style-name="Text_20_body" style:list-style-name="L24">
      <style:paragraph-properties fo:margin-left="0cm" fo:margin-right="0cm" fo:text-indent="0cm" style:auto-text-indent="false" fo:padding="0.049cm" fo:border="0.06pt solid #e5e7eb"/>
    </style:style>
    <style:style style:name="P43" style:family="paragraph" style:parent-style-name="Text_20_body" style:list-style-name="L25">
      <style:paragraph-properties fo:margin-left="0cm" fo:margin-right="0cm" fo:text-indent="0cm" style:auto-text-indent="false" fo:padding="0.049cm" fo:border="0.06pt solid #e5e7eb"/>
    </style:style>
    <style:style style:name="P44" style:family="paragraph" style:parent-style-name="Text_20_body" style:list-style-name="L26">
      <style:paragraph-properties fo:margin-left="0cm" fo:margin-right="0cm" fo:text-indent="0cm" style:auto-text-indent="false" fo:padding="0.049cm" fo:border="0.06pt solid #e5e7eb"/>
    </style:style>
    <style:style style:name="P45" style:family="paragraph" style:parent-style-name="Text_20_body" style:list-style-name="L27">
      <style:paragraph-properties fo:margin-left="0cm" fo:margin-right="0cm" fo:text-indent="0cm" style:auto-text-indent="false" fo:padding="0.049cm" fo:border="0.06pt solid #e5e7eb"/>
    </style:style>
    <style:style style:name="P46" style:family="paragraph" style:parent-style-name="Text_20_body" style:list-style-name="L28">
      <style:paragraph-properties fo:margin-left="0cm" fo:margin-right="0cm" fo:text-indent="0cm" style:auto-text-indent="false" fo:padding="0.049cm" fo:border="0.06pt solid #e5e7eb"/>
    </style:style>
    <style:style style:name="P47" style:family="paragraph" style:parent-style-name="Text_20_body" style:list-style-name="L29">
      <style:paragraph-properties fo:margin-left="0cm" fo:margin-right="0cm" fo:text-indent="0cm" style:auto-text-indent="false" fo:padding="0.049cm" fo:border="0.06pt solid #e5e7eb"/>
    </style:style>
    <style:style style:name="P48" style:family="paragraph" style:parent-style-name="Preformatted_20_Text" style:list-style-name="L29">
      <style:paragraph-properties fo:margin-left="0cm" fo:margin-right="0cm" fo:text-indent="0cm" style:auto-text-indent="false" fo:padding="0.049cm" fo:border="0.06pt solid #e5e7eb"/>
      <style:text-properties loext:padding="0.049cm" loext:border="0.06pt solid #e5e7eb"/>
    </style:style>
    <style:style style:name="P49" style:family="paragraph" style:parent-style-name="Preformatted_20_Text" style:list-style-name="L29">
      <style:paragraph-properties fo:margin-left="0cm" fo:margin-right="0cm" fo:text-indent="0cm" style:auto-text-indent="false" fo:padding="0.049cm" fo:border="0.06pt solid #e5e7eb"/>
    </style:style>
    <style:style style:name="P50" style:family="paragraph" style:parent-style-name="Preformatted_20_Text" style:list-style-name="L29">
      <style:paragraph-properties fo:margin-left="0cm" fo:margin-right="0cm" fo:margin-top="0cm" fo:margin-bottom="0.499cm" style:contextual-spacing="false" fo:text-indent="0cm" style:auto-text-indent="false" fo:padding="0.049cm" fo:border="0.06pt solid #e5e7eb"/>
    </style:style>
    <style:style style:name="P51" style:family="paragraph" style:parent-style-name="Text_20_body" style:list-style-name="L30">
      <style:paragraph-properties fo:margin-left="0cm" fo:margin-right="0cm" fo:text-indent="0cm" style:auto-text-indent="false" fo:padding="0.049cm" fo:border="0.06pt solid #e5e7eb"/>
    </style:style>
    <style:style style:name="P52" style:family="paragraph" style:parent-style-name="Text_20_body" style:list-style-name="L31">
      <style:paragraph-properties fo:margin-left="0cm" fo:margin-right="0cm" fo:text-indent="0cm" style:auto-text-indent="false" fo:padding="0.049cm" fo:border="0.06pt solid #e5e7eb"/>
    </style:style>
    <style:style style:name="T1" style:family="text">
      <style:text-properties loext:padding="0.049cm" loext:border="0.06pt solid #e5e7eb"/>
    </style:style>
    <style:style style:name="T2" style:family="text">
      <style:text-properties loext:padding="0cm" loext:border="none"/>
    </style:style>
    <style:style style:name="T3" style:family="text">
      <style:text-properties loext:padding="0.049cm" loext:border="0.06pt solid #00000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49cm" fo:border="0.06pt solid #e5e7eb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erto! Ecco una spiegazione chiara e dettagliata del </text:span><text:span text:style-name="Strong_20_Emphasis"><text:span text:style-name="T1">concetto di banda</text:span></text:span><text:span text:style-name="T1"> in ambito di reti informatiche.</text:span></text:p>
      <text:section text:style-name="Sect1" text:name="markdown-content-18">
        <text:p text:style-name="Horizontal_20_Line"/>
        <text:h text:style-name="P2" text:outline-level="2"><text:bookmark text:name="cos-la-banda-bandwidth"/>Cos’è la banda (bandwidth)?</text:h>
        <text:p text:style-name="P1"><text:span text:style-name="Strong_20_Emphasis"><text:span text:style-name="T1">La banda</text:span></text:span><text:span text:style-name="T1"> (o </text:span><text:span text:style-name="Strong_20_Emphasis"><text:span text:style-name="T1">larghezza di banda</text:span></text:span><text:span text:style-name="T1">, in inglese </text:span><text:span text:style-name="Emphasis"><text:span text:style-name="T1">bandwidth</text:span></text:span><text:span text:style-name="T1">) è la quantità massima di dati che può essere trasmessa attraverso un collegamento di rete in un determinato intervallo di tempo.</text:span></text:p>
        <text:h text:style-name="P3" text:outline-level="2"><text:span text:style-name="Strong_20_Emphasis"><text:span text:style-name="T1">Unità di misura</text:span></text:span></text:h>
        <text:list text:style-name="L1">
          <text:list-item>
            <text:p text:style-name="P4"><text:span text:style-name="T1">La banda si misura tipicamente in </text:span><text:span text:style-name="Strong_20_Emphasis"><text:span text:style-name="T1">bit per secondo (bps)</text:span></text:span><text:span text:style-name="T1">, ma spesso si usano multipli come:</text:span></text:p>
            <text:list>
              <text:list-item>
                <text:p text:style-name="P4"><text:span text:style-name="Strong_20_Emphasis"><text:span text:style-name="T1">Kbps</text:span></text:span><text:span text:style-name="T1"> (kilobit per secondo)</text:span></text:p>
              </text:list-item>
              <text:list-item>
                <text:p text:style-name="P4"><text:span text:style-name="Strong_20_Emphasis"><text:span text:style-name="T1">Mbps</text:span></text:span><text:span text:style-name="T1"> (megabit per secondo)</text:span></text:p>
              </text:list-item>
              <text:list-item>
                <text:p text:style-name="P4"><text:span text:style-name="Strong_20_Emphasis"><text:span text:style-name="T1">Gbps</text:span></text:span><text:span text:style-name="T1"> (gigabit per secondo)</text:span></text:p>
              </text:list-item>
            </text:list>
          </text:list-item>
          <text:list-item>
            <text:p text:style-name="P4"><text:span text:style-name="T1">In alcuni contesti (come il tuo modello), può essere espressa anche in </text:span><text:span text:style-name="Strong_20_Emphasis"><text:span text:style-name="T1">byte per secondo</text:span></text:span><text:span text:style-name="T1"> o in </text:span><text:span text:style-name="Strong_20_Emphasis"><text:span text:style-name="T1">chunk per unità di tempo</text:span></text:span><text:span text:style-name="T1">.</text:span></text:p>
          </text:list-item>
        </text:list>
        <text:p text:style-name="Horizontal_20_Line"/>
        <text:h text:style-name="P3" text:outline-level="2"><text:span text:style-name="Strong_20_Emphasis"><text:span text:style-name="T1">Cosa rappresenta la banda?</text:span></text:span></text:h>
        <text:list text:style-name="L2">
          <text:list-item>
            <text:p text:style-name="P5"><text:span text:style-name="Strong_20_Emphasis"><text:span text:style-name="T1">Capacità massima del canale</text:span></text:span><text:span text:style-name="T1">: Indica il limite superiore di quanto traffico può “passare” contemporaneamente su un collegamento (cavo, fibra, wireless, ecc.).</text:span></text:p>
          </text:list-item>
          <text:list-item>
            <text:p text:style-name="P5"><text:span text:style-name="Strong_20_Emphasis"><text:span text:style-name="T1">Non è la velocità effettiva</text:span></text:span><text:span text:style-name="T1">: La banda indica il massimo teorico, ma la velocità reale può essere inferiore a causa di congestione, errori, limiti dei dispositivi, ecc.</text:span></text:p>
          </text:list-item>
          <text:list-item>
            <text:p text:style-name="P5"><text:span text:style-name="Strong_20_Emphasis"><text:span text:style-name="T1">Paragonabile a una tubatura</text:span></text:span><text:span text:style-name="T1">: Più è “larga” la banda, più dati possono fluire nello stesso tempo, proprio come più acqua può passare in un tubo più grande.</text:span></text:p>
          </text:list-item>
        </text:list>
        <text:p text:style-name="Horizontal_20_Line"/>
        <text:h text:style-name="P3" text:outline-level="2"><text:span text:style-name="Strong_20_Emphasis"><text:span text:style-name="T1">Esempio pratico</text:span></text:span></text:h>
        <text:list text:style-name="L3">
          <text:list-item>
            <text:p text:style-name="P6"><text:span text:style-name="T1">Se una connessione ha una banda di </text:span><text:span text:style-name="Strong_20_Emphasis"><text:span text:style-name="T1">100 Mbps</text:span></text:span><text:span text:style-name="T1">, significa che al massimo può trasmettere </text:span><text:span text:style-name="Strong_20_Emphasis"><text:span text:style-name="T1">100 milioni di bit ogni secondo</text:span></text:span><text:span text:style-name="T1">.</text:span></text:p>
          </text:list-item>
          <text:list-item>
            <text:p text:style-name="P7">Se invii un file da 100 megabit su questa connessione ideale, ci vorrà almeno 1 secondo (senza overhead).</text:p>
          </text:list-item>
        </text:list>
        <text:p text:style-name="Horizontal_20_Line"><text:soft-page-break/></text:p>
        <text:h text:style-name="P3" text:outline-level="2"><text:span text:style-name="Strong_20_Emphasis"><text:span text:style-name="T1">Banda in reti di computer</text:span></text:span></text:h>
        <text:list text:style-name="L4">
          <text:list-item>
            <text:p text:style-name="P8"><text:span text:style-name="Strong_20_Emphasis"><text:span text:style-name="T1">Link di rete</text:span></text:span><text:span text:style-name="T1">: Ogni collegamento (tra PC e router, tra router e switch, ecc.) ha una sua banda massima.</text:span></text:p>
          </text:list-item>
          <text:list-item>
            <text:p text:style-name="P8"><text:span text:style-name="Strong_20_Emphasis"><text:span text:style-name="T1">Reti locali (LAN)</text:span></text:span><text:span text:style-name="T1">: Tipicamente 100 Mbps, 1 Gbps, 10 Gbps.</text:span></text:p>
          </text:list-item>
          <text:list-item>
            <text:p text:style-name="P8"><text:span text:style-name="Strong_20_Emphasis"><text:span text:style-name="T1">Reti geografiche (WAN)</text:span></text:span><text:span text:style-name="T1">: Spesso più basse, a seconda delle tecnologie usate.</text:span></text:p>
          </text:list-item>
          <text:list-item>
            <text:p text:style-name="P8"><text:span text:style-name="Strong_20_Emphasis"><text:span text:style-name="T1">Reti di supercalcolo</text:span></text:span><text:span text:style-name="T1">: Possono arrivare a decine o centinaia di Gbps per link.</text:span></text:p>
          </text:list-item>
        </text:list>
        <text:p text:style-name="Horizontal_20_Line"/>
        <text:h text:style-name="P3" text:outline-level="2"><text:span text:style-name="Strong_20_Emphasis"><text:span text:style-name="T1">Banda vs. Throughput</text:span></text:span></text:h>
        <text:list text:style-name="L5">
          <text:list-item>
            <text:p text:style-name="P9"><text:span text:style-name="Strong_20_Emphasis"><text:span text:style-name="T1">Banda</text:span></text:span><text:span text:style-name="T1">: Il massimo teorico che il collegamento può offrire.</text:span></text:p>
          </text:list-item>
          <text:list-item>
            <text:p text:style-name="P9"><text:span text:style-name="Strong_20_Emphasis"><text:span text:style-name="T1">Throughput</text:span></text:span><text:span text:style-name="T1">: La quantità reale di dati che viene effettivamente trasmessa in un dato momento (sempre ≤ banda).</text:span></text:p>
          </text:list-item>
        </text:list>
        <text:p text:style-name="Horizontal_20_Line"/>
        <text:h text:style-name="P3" text:outline-level="2"><text:span text:style-name="Strong_20_Emphasis"><text:span text:style-name="T1">Perché è importante la banda?</text:span></text:span></text:h>
        <text:list text:style-name="L6">
          <text:list-item>
            <text:p text:style-name="P10"><text:span text:style-name="Strong_20_Emphasis"><text:span text:style-name="T1">Prestazioni</text:span></text:span><text:span text:style-name="T1">: Una banda più alta permette trasferimenti più veloci, streaming di qualità migliore, meno colli di bottiglia.</text:span></text:p>
          </text:list-item>
          <text:list-item>
            <text:p text:style-name="P10"><text:span text:style-name="Strong_20_Emphasis"><text:span text:style-name="T1">Saturazione</text:span></text:span><text:span text:style-name="T1">: Se più dispositivi usano la stessa banda contemporaneamente, possono verificarsi rallentamenti o congestioni.</text:span></text:p>
          </text:list-item>
        </text:list>
        <text:p text:style-name="Horizontal_20_Line"/>
        <text:h text:style-name="P3" text:outline-level="2"><text:span text:style-name="Strong_20_Emphasis"><text:span text:style-name="T1">Sintesi</text:span></text:span></text:h>
        <text:list text:style-name="L7">
          <text:list-item>
            <text:p text:style-name="P11"><text:span text:style-name="Strong_20_Emphasis"><text:span text:style-name="T1">La banda è la capacità massima di trasmissione dati di un collegamento di rete.</text:span></text:span></text:p>
          </text:list-item>
          <text:list-item>
            <text:p text:style-name="P11"><text:span text:style-name="Strong_20_Emphasis"><text:span text:style-name="T1">Si misura in bit per secondo (bps) o multipli.</text:span></text:span></text:p>
          </text:list-item>
          <text:list-item>
            <text:p text:style-name="P11"><text:span text:style-name="Strong_20_Emphasis"><text:span text:style-name="T1">Determina quanta informazione può “passare” contemporaneamente, ma non garantisce che venga sempre usata tutta.</text:span></text:span></text:p>
          </text:list-item>
          <text:list-item>
            <text:p text:style-name="P11"><text:span text:style-name="Strong_20_Emphasis"><text:span text:style-name="T1">È fondamentale per valutare le prestazioni di una rete e per progettare sistemi efficienti.</text:span></text:span></text:p>
          </text:list-item>
        </text:list>
        <text:p text:style-name="Horizontal_20_Line"/>
        <text:p text:style-name="P12"><text:soft-page-break/>Se vuoi, posso spiegarti anche come si misura la banda in pratica o come si differenzia dalla latenza!</text:p>
      </text:section>
      <text:p text:style-name="P13">Condividi</text:p>
      <text:p text:style-name="P13">Esporta</text:p>
      <text:p text:style-name="P13">Rifai</text:p>
      <text:p text:style-name="P13">la matrice alpha che rappresenta i costi o la latenza del link me la spieghi meglio?</text:p>
      <text:p text:style-name="P13">la matrice alpha che rappresenta i costi o la latenza del link me la spieghi meglio?</text:p>
      <text:p text:style-name="P13">Risposta</text:p>
      <text:p text:style-name="P13">Passi</text:p>
      <text:section text:style-name="Sect1" text:name="markdown-content-19">
        <text:h text:style-name="P3" text:outline-level="2"><text:span text:style-name="T1">La matrice </text:span><text:span text:style-name="Source_20_Text"><text:span text:style-name="T1">alpha</text:span></text:span><text:span text:style-name="T1"> spiegata in dettaglio</text:span></text:h>
        <text:p text:style-name="P1"><text:span text:style-name="T1">Nella tua topologia DragonflyPlus, la matrice </text:span><text:span text:style-name="Source_20_Text"><text:span text:style-name="T1">alpha</text:span></text:span><text:span text:style-name="T1"> rappresenta un </text:span><text:span text:style-name="Strong_20_Emphasis"><text:span text:style-name="T1">fattore di costo o latenza relativa</text:span></text:span><text:span text:style-name="T1"> associato a ciascun collegamento diretto tra nodi. Ecco una spiegazione completa:</text:span></text:p>
        <text:h text:style-name="P3" text:outline-level="2"><text:span text:style-name="T1">1. </text:span><text:span text:style-name="Strong_20_Emphasis"><text:span text:style-name="T1">Cosa rappresenta esattamente</text:span></text:span></text:h>
        <text:list text:style-name="L8">
          <text:list-item>
            <text:p text:style-name="P14"><text:span text:style-name="Source_20_Text"><text:span text:style-name="T1">alpha[i][j]</text:span></text:span><text:span text:style-name="T1"> è un </text:span><text:span text:style-name="Strong_20_Emphasis"><text:span text:style-name="T1">coefficiente moltiplicativo</text:span></text:span><text:span text:style-name="T1"> che modula:</text:span></text:p>
            <text:list>
              <text:list-item>
                <text:p text:style-name="P14"><text:span text:style-name="T1">Il </text:span><text:span text:style-name="Strong_20_Emphasis"><text:span text:style-name="T1">costo</text:span></text:span><text:span text:style-name="T1"> di utilizzo del collegamento (es. in termini di risorse di rete)</text:span></text:p>
              </text:list-item>
              <text:list-item>
                <text:p text:style-name="P14"><text:span text:style-name="T1">La </text:span><text:span text:style-name="Strong_20_Emphasis"><text:span text:style-name="T1">latenza relativa</text:span></text:span><text:span text:style-name="T1"> del collegamento</text:span></text:p>
              </text:list-item>
              <text:list-item>
                <text:p text:style-name="P14"><text:span text:style-name="T1">Il </text:span><text:span text:style-name="Strong_20_Emphasis"><text:span text:style-name="T1">"peso"</text:span></text:span><text:span text:style-name="T1"> del link nei calcoli di ottimizzazione</text:span></text:p>
              </text:list-item>
            </text:list>
          </text:list-item>
          <text:list-item>
            <text:p text:style-name="P14"><text:span text:style-name="Strong_20_Emphasis"><text:span text:style-name="T1">Non è una misura assoluta</text:span></text:span><text:span text:style-name="T1"> (come millisecondi), ma un valore relativo per confrontare diversi tipi di collegamenti.</text:span></text:p>
          </text:list-item>
        </text:list>
        <text:h text:style-name="P3" text:outline-level="2"><text:span text:style-name="T1">2. </text:span><text:span text:style-name="Strong_20_Emphasis"><text:span text:style-name="T1">Come viene popolata nel tuo codice</text:span></text:span></text:h>
        <text:p text:style-name="P15">python</text:p>
        <text:p text:style-name="P16"><text:span text:style-name="Source_20_Text"><text:span text:style-name="T1"># Per collegamenti intra-router (stesso leaf)</text:span></text:span></text:p>
        <text:p text:style-name="P16"><text:span text:style-name="Source_20_Text"><text:span text:style-name="T1">self.alpha[i][j] = alpha_intra <text:s/># Es: 1.0</text:span></text:span></text:p>
        <text:p text:style-name="P16"/>
        <text:p text:style-name="P16"><text:span text:style-name="Source_20_Text"><text:span text:style-name="T1"># Per collegamenti leaf-spine intra-gruppo</text:span></text:span></text:p>
        <text:p text:style-name="P16"><text:span text:style-name="Source_20_Text"><text:span text:style-name="T1">self.alpha[i][j] = alpha_intra <text:s/># Es: 1.0</text:span></text:span></text:p>
        <text:p text:style-name="P16"/>
        <text:p text:style-name="P16"><text:span text:style-name="Source_20_Text"><text:span text:style-name="T1"># Per collegamenti globali (spine tra gruppi diversi)</text:span></text:span></text:p>
        <text:p text:style-name="P17"><text:span text:style-name="Source_20_Text"><text:span text:style-name="T1">self.alpha[i][j] = alpha_global <text:s/># Es: 10.0</text:span></text:span></text:p>
        <text:h text:style-name="P3" text:outline-level="2"><text:span text:style-name="T1">3. </text:span><text:span text:style-name="Strong_20_Emphasis"><text:span text:style-name="T1">Significato pratico dei valori</text:span></text:span></text:h>
        <text:list text:style-name="L9">
          <text:list-item>
            <text:p text:style-name="P18"><text:span text:style-name="Strong_20_Emphasis"><text:span text:style-name="T1">alpha_intra = 1.0</text:span></text:span><text:span text:style-name="T1">:<text:line-break/>Collegamenti "locali" (entro lo stesso router o gruppo) hanno costo/latenza base.</text:span></text:p>
          </text:list-item>
          <text:list-item>
            <text:p text:style-name="P18"><text:soft-page-break/><text:span text:style-name="Strong_20_Emphasis"><text:span text:style-name="T1">alpha_global = 10.0</text:span></text:span><text:span text:style-name="T1">:<text:line-break/>Collegamenti globali tra gruppi hanno costo/latenza </text:span><text:span text:style-name="Strong_20_Emphasis"><text:span text:style-name="T1">10 volte superiore</text:span></text:span><text:span text:style-name="T1"> rispetto a quelli locali.</text:span></text:p>
          </text:list-item>
        </text:list>
        <text:h text:style-name="P3" text:outline-level="2"><text:span text:style-name="T1">4. </text:span><text:span text:style-name="Strong_20_Emphasis"><text:span text:style-name="T1">Perché è importante nell'ottimizzazione</text:span></text:span></text:h>
        <text:p text:style-name="P12">Nella schedulazione dei trasferimenti:</text:p>
        <text:list text:style-name="L10">
          <text:list-item>
            <text:p text:style-name="P19"><text:span text:style-name="T1">L'algoritmo cerca percorsi con </text:span><text:span text:style-name="Strong_20_Emphasis"><text:span text:style-name="T1">somma alpha minima</text:span></text:span></text:p>
          </text:list-item>
          <text:list-item>
            <text:p text:style-name="P20">Penalizza l'uso di link globali (alpha=10) rispetto a link locali (alpha=1)</text:p>
          </text:list-item>
          <text:list-item>
            <text:p text:style-name="P20">Esempio:<text:line-break/>Un percorso con 2 hop locali (1+1=2) è preferito a un hop globale (10)</text:p>
          </text:list-item>
        </text:list>
        <text:h text:style-name="P3" text:outline-level="2"><text:span text:style-name="T1">5. </text:span><text:span text:style-name="Strong_20_Emphasis"><text:span text:style-name="T1">Analogia con il mondo reale</text:span></text:span></text:h>
        <text:p text:style-name="P12">Immagina una rete stradale:</text:p>
        <text:list text:style-name="L11">
          <text:list-item>
            <text:p text:style-name="P21"><text:span text:style-name="Strong_20_Emphasis"><text:span text:style-name="T1">alpha_intra = 1.0</text:span></text:span><text:span text:style-name="T1"> → Strade locali (limite 50km/h)</text:span></text:p>
          </text:list-item>
          <text:list-item>
            <text:p text:style-name="P21"><text:span text:style-name="Strong_20_Emphasis"><text:span text:style-name="T1">alpha_global = 10.0</text:span></text:span><text:span text:style-name="T1"> → Autostrade (limite 130km/h) ma con pedaggio 10× più costoso</text:span></text:p>
          </text:list-item>
          <text:list-item>
            <text:p text:style-name="P22">L'ottimizzatore sceglierà:</text:p>
            <text:list>
              <text:list-item>
                <text:p text:style-name="P22">Percorsi brevi su strade locali quando possibile</text:p>
              </text:list-item>
              <text:list-item>
                <text:p text:style-name="P22">Solo quando necessario userà le "costose" autostrade</text:p>
              </text:list-item>
            </text:list>
          </text:list-item>
        </text:list>
        <text:h text:style-name="P3" text:outline-level="2"><text:span text:style-name="T1">6. </text:span><text:span text:style-name="Strong_20_Emphasis"><text:span text:style-name="T1">Impatto sui risultati della simulazione</text:span></text:span></text:h>
        <text:p text:style-name="P12">Nell'output che hai visto:</text:p>
        <text:list text:style-name="L12">
          <text:list-item>
            <text:p text:style-name="P23">I chunk trasferiti via link globali contribuiscono 10× di più alla funzione obiettivo</text:p>
          </text:list-item>
          <text:list-item>
            <text:p text:style-name="P23">La schedulazione preferisce:</text:p>
            <text:list>
              <text:list-item>
                <text:p text:style-name="P23">Trasferimenti intra-gruppo</text:p>
              </text:list-item>
              <text:list-item>
                <text:p text:style-name="P23">Uso di spine router solo quando indispensabile</text:p>
              </text:list-item>
              <text:list-item>
                <text:p text:style-name="P23">Percorsi con meno hop globali possibile</text:p>
              </text:list-item>
            </text:list>
          </text:list-item>
        </text:list>
        <text:h text:style-name="P3" text:outline-level="2"><text:soft-page-break/><text:span text:style-name="T1">7. </text:span><text:span text:style-name="Strong_20_Emphasis"><text:span text:style-name="T1">Differenza dalla matrice capacity</text:span></text:span></text:h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header-rows>
            <table:table-row>
              <table:table-cell table:style-name="Tabella1.A1" office:value-type="string">
                <text:p text:style-name="P24">Caratteristica</text:p>
              </table:table-cell>
              <table:table-cell table:style-name="Tabella1.A1" office:value-type="string">
                <text:p text:style-name="P24">Matrice <text:span text:style-name="Source_20_Text"><text:span text:style-name="T1">capacity</text:span></text:span></text:p>
              </table:table-cell>
              <table:table-cell table:style-name="Tabella1.A1" office:value-type="string">
                <text:p text:style-name="P24">Matrice <text:span text:style-name="Source_20_Text"><text:span text:style-name="T1">alpha</text:span></text:span></text:p>
              </table:table-cell>
            </table:table-row>
          </table:table-header-rows>
          <table:table-row>
            <table:table-cell table:style-name="Tabella1.A1" office:value-type="string">
              <text:p text:style-name="P25"><text:span text:style-name="Strong_20_Emphasis"><text:span text:style-name="T1">Cosa rappresenta</text:span></text:span></text:p>
            </table:table-cell>
            <table:table-cell table:style-name="Tabella1.A1" office:value-type="string">
              <text:p text:style-name="P25">Velocità di trasmissione</text:p>
            </table:table-cell>
            <table:table-cell table:style-name="Tabella1.A1" office:value-type="string">
              <text:p text:style-name="P25">Costo/latenza relativa</text:p>
            </table:table-cell>
          </table:table-row>
          <table:table-row>
            <table:table-cell table:style-name="Tabella1.A1" office:value-type="string">
              <text:p text:style-name="P25"><text:span text:style-name="Strong_20_Emphasis"><text:span text:style-name="T1">Unità</text:span></text:span></text:p>
            </table:table-cell>
            <table:table-cell table:style-name="Tabella1.A1" office:value-type="string">
              <text:p text:style-name="P25">Chunk/unità-tempo</text:p>
            </table:table-cell>
            <table:table-cell table:style-name="Tabella1.A1" office:value-type="string">
              <text:p text:style-name="P25">Coefficiente adimensionale</text:p>
            </table:table-cell>
          </table:table-row>
          <table:table-row>
            <table:table-cell table:style-name="Tabella1.A1" office:value-type="string">
              <text:p text:style-name="P25"><text:span text:style-name="Strong_20_Emphasis"><text:span text:style-name="T1">Esempio valori</text:span></text:span></text:p>
            </table:table-cell>
            <table:table-cell table:style-name="Tabella1.A1" office:value-type="string">
              <text:p text:style-name="P25">0.0134 (speed_leaf)</text:p>
            </table:table-cell>
            <table:table-cell table:style-name="Tabella1.A1" office:value-type="string">
              <text:p text:style-name="P25">1.0 (locale) vs 10.0 (globale)</text:p>
            </table:table-cell>
          </table:table-row>
          <table:table-row>
            <table:table-cell table:style-name="Tabella1.A1" office:value-type="string">
              <text:p text:style-name="P25"><text:span text:style-name="Strong_20_Emphasis"><text:span text:style-name="T1">Ruolo ottimizzazione</text:span></text:span></text:p>
            </table:table-cell>
            <table:table-cell table:style-name="Tabella1.A1" office:value-type="string">
              <text:p text:style-name="P25">Vincolo fisico</text:p>
            </table:table-cell>
            <table:table-cell table:style-name="Tabella1.A1" office:value-type="string">
              <text:p text:style-name="Table_20_Contents">Termine nella funzione obiettivo</text:p>
            </table:table-cell>
          </table:table-row>
        </table:table>
        <text:p text:style-name="Horizontal_20_Line"/>
        <text:h text:style-name="P2" text:outline-level="2"><text:bookmark text:name="perch-usare-alpha-invece-di-valori-assoluti"/>Perché usare alpha invece di valori assoluti?</text:h>
        <text:list text:style-name="L13">
          <text:list-item>
            <text:p text:style-name="P26"><text:span text:style-name="Strong_20_Emphasis"><text:span text:style-name="T1">Astrazione</text:span></text:span><text:span text:style-name="T1">: Permette di modellare reti complesse senza conoscere valori assoluti di latenza</text:span></text:p>
          </text:list-item>
          <text:list-item>
            <text:p text:style-name="P26"><text:span text:style-name="Strong_20_Emphasis"><text:span text:style-name="T1">Flessibilità</text:span></text:span><text:span text:style-name="T1">: Puoi regolare l'"importanza relativa" dei diversi link</text:span></text:p>
          </text:list-item>
          <text:list-item>
            <text:p text:style-name="P26"><text:span text:style-name="Strong_20_Emphasis"><text:span text:style-name="T1">Efficienza computazionale</text:span></text:span><text:span text:style-name="T1">: Coefficienti semplici accelerano i calcoli di ottimizzazione</text:span></text:p>
          </text:list-item>
        </text:list>
        <text:p text:style-name="Horizontal_20_Line"/>
        <text:h text:style-name="P2" text:outline-level="2"><text:bookmark text:name="sintesi"/>Sintesi</text:h>
        <text:p text:style-name="P1"><text:span text:style-name="T1">La matrice </text:span><text:span text:style-name="Source_20_Text"><text:span text:style-name="T1">alpha</text:span></text:span><text:span text:style-name="T1"> è un </text:span><text:span text:style-name="Strong_20_Emphasis"><text:span text:style-name="T1">meccanismo chiave</text:span></text:span><text:span text:style-name="T1"> per guidare le decisioni di routing e schedulazione verso soluzioni efficienti, penalizzando l'uso di collegamenti "costosi" (come i link globali) e privilegiando percorsi locali quando possibile. I valori 1.0 e 10.0 nel tuo caso creano una forte preferenza per i trasferimenti intra-gruppo.</text:span></text:p>
      </text:section>
      <text:p text:style-name="P13">Condividi</text:p>
      <text:p text:style-name="P13">Esporta</text:p>
      <text:p text:style-name="P13">Rifai</text:p>
      <text:p text:style-name="P13">la matrice della capacità me la spieghi in dettaglio</text:p>
      <text:p text:style-name="P13">la matrice della capacità me la spieghi in dettaglio</text:p>
      <text:p text:style-name="P13">Risposta</text:p>
      <text:p text:style-name="P13">Passi</text:p>
      <text:section text:style-name="Sect1" text:name="markdown-content-20">
        <text:p text:style-name="P1"><text:span text:style-name="T1">Ecco una spiegazione dettagliata e completa della </text:span><text:span text:style-name="Strong_20_Emphasis"><text:span text:style-name="T1">matrice di capacità</text:span></text:span><text:span text:style-name="T1"> nel contesto della tua topologia DragonflyPlus:</text:span></text:p>
        <text:p text:style-name="Horizontal_20_Line"/>
        <text:h text:style-name="P3" text:outline-level="2"><text:span text:style-name="Strong_20_Emphasis"><text:span text:style-name="T1">Cos'è la matrice di capacità?</text:span></text:span></text:h>
        <text:p text:style-name="P1"><text:span text:style-name="T1">La matrice </text:span><text:span text:style-name="Source_20_Text"><text:span text:style-name="T1">capacity</text:span></text:span><text:span text:style-name="T1"> è una </text:span><text:span text:style-name="Strong_20_Emphasis"><text:span text:style-name="T1">rappresentazione matematica della banda disponibile</text:span></text:span><text:span text:style-name="T1"> tra ogni coppia di nodi nella tua rete DragonflyPlus.<text:line-break/>È una </text:span><text:span text:style-name="Strong_20_Emphasis"><text:span text:style-name="T1">matrice quadrata</text:span></text:span><text:span text:style-name="T1"> di dimensione </text:span><text:span text:style-name="Source_20_Text"><text:span text:style-name="T1">N × N</text:span></text:span><text:span text:style-name="T1"> (dove </text:span><text:span text:style-name="Source_20_Text"><text:span text:style-name="T1">N = node_per_chassis</text:span></text:span><text:span text:style-name="T1"> = numero totale di nodi), dove:</text:span></text:p>
        <text:list text:style-name="L14">
          <text:list-item>
            <text:p text:style-name="P27"><text:soft-page-break/><text:span text:style-name="Source_20_Text"><text:span text:style-name="T1">capacity[i][j]</text:span></text:span><text:span text:style-name="T1"> = banda disponibile per trasferimenti </text:span><text:span text:style-name="Strong_20_Emphasis"><text:span text:style-name="T1">diretti</text:span></text:span><text:span text:style-name="T1"> dal nodo </text:span><text:span text:style-name="Source_20_Text"><text:span text:style-name="T1">i</text:span></text:span><text:span text:style-name="T1"> al nodo </text:span><text:span text:style-name="Source_20_Text"><text:span text:style-name="T1">j</text:span></text:span></text:p>
          </text:list-item>
          <text:list-item>
            <text:p text:style-name="P27"><text:span text:style-name="T1">L'unità di misura è </text:span><text:span text:style-name="Strong_20_Emphasis"><text:span text:style-name="T1">chunk per unità di tempo</text:span></text:span></text:p>
          </text:list-item>
        </text:list>
        <text:p text:style-name="Horizontal_20_Line"/>
        <text:h text:style-name="P3" text:outline-level="2"><text:span text:style-name="Strong_20_Emphasis"><text:span text:style-name="T1">Come viene costruita nel tuo codice?</text:span></text:span></text:h>
        <text:p text:style-name="P12">Analizziamo passo-passo la logica di popolamento:</text:p>
        <text:h text:style-name="P3" text:outline-level="2"><text:span text:style-name="T1">1. </text:span><text:span text:style-name="Strong_20_Emphasis"><text:span text:style-name="T1">Inizializzazione</text:span></text:span></text:h>
        <text:p text:style-name="P15">python</text:p>
        <text:p text:style-name="P17"><text:span text:style-name="Source_20_Text"><text:span text:style-name="T1">self.capacity = [[0 for _ in range(self.node_per_chassis)] for _ in range(self.node_per_chassis)]</text:span></text:span></text:p>
        <text:list text:style-name="L15">
          <text:list-item>
            <text:p text:style-name="P28"><text:span text:style-name="T1">Crea una matrice di zeri: </text:span><text:span text:style-name="Strong_20_Emphasis"><text:span text:style-name="T1">nessun collegamento diretto</text:span></text:span><text:span text:style-name="T1"> tra nodi è presente inizialmente.</text:span></text:p>
          </text:list-item>
        </text:list>
        <text:h text:style-name="P3" text:outline-level="2"><text:span text:style-name="T1">2. </text:span><text:span text:style-name="Strong_20_Emphasis"><text:span text:style-name="T1">Parametri chiave</text:span></text:span></text:h>
        <text:p text:style-name="P15">python</text:p>
        <text:p text:style-name="P16"><text:span text:style-name="Source_20_Text"><text:span text:style-name="T1">speed_leaf = 220 / self.chunk_size <text:s text:c="3"/># capacità link locali</text:span></text:span></text:p>
        <text:p text:style-name="P17"><text:span text:style-name="Source_20_Text"><text:span text:style-name="T1">speed_spine = 80 / self.chunk_size <text:s text:c="3"/># capacità link globali</text:span></text:span></text:p>
        <text:list text:style-name="L16">
          <text:list-item>
            <text:p text:style-name="P29"><text:span text:style-name="Source_20_Text"><text:span text:style-name="T1">speed_leaf</text:span></text:span><text:span text:style-name="T1">: Capacità per i link </text:span><text:span text:style-name="Strong_20_Emphasis"><text:span text:style-name="T1">intra-gruppo</text:span></text:span><text:span text:style-name="T1"> (host-leaf e leaf-spine)</text:span></text:p>
          </text:list-item>
          <text:list-item>
            <text:p text:style-name="P29"><text:span text:style-name="Source_20_Text"><text:span text:style-name="T1">speed_spine</text:span></text:span><text:span text:style-name="T1">: Capacità per i link </text:span><text:span text:style-name="Strong_20_Emphasis"><text:span text:style-name="T1">globali</text:span></text:span><text:span text:style-name="T1"> (spine tra gruppi diversi)</text:span></text:p>
          </text:list-item>
          <text:list-item>
            <text:p text:style-name="P29"><text:span text:style-name="Strong_20_Emphasis"><text:span text:style-name="T1">Esempio con chunk_size=16384</text:span></text:span><text:span text:style-name="T1">:</text:span></text:p>
            <text:list>
              <text:list-item>
                <text:p text:style-name="P29"><text:span text:style-name="Source_20_Text"><text:span text:style-name="T1">speed_leaf = 220 / 16384 ≈ 0.0134 chunk/unità-tempo</text:span></text:span></text:p>
              </text:list-item>
              <text:list-item>
                <text:p text:style-name="P29"><text:span text:style-name="Source_20_Text"><text:span text:style-name="T1">speed_spine = 80 / 16384 ≈ 0.0049 chunk/unità-tempo</text:span></text:span></text:p>
              </text:list-item>
            </text:list>
          </text:list-item>
        </text:list>
        <text:h text:style-name="P3" text:outline-level="2"><text:span text:style-name="T1">3. </text:span><text:span text:style-name="Strong_20_Emphasis"><text:span text:style-name="T1">Tipi di collegamenti implementati</text:span></text:span></text:h>
        <text:h text:style-name="P3" text:outline-level="2"><text:span text:style-name="T1">a) </text:span><text:span text:style-name="Strong_20_Emphasis"><text:span text:style-name="T1">Collegamenti intra-router (stesso leaf)</text:span></text:span></text:h>
        <text:p text:style-name="P15">python</text:p>
        <text:p text:style-name="P16"><text:span text:style-name="Source_20_Text"><text:span text:style-name="T1">for group in range(num_groups):</text:span></text:span></text:p>
        <text:p text:style-name="P16"><text:span text:style-name="Source_20_Text"><text:span text:style-name="T1"><text:s text:c="4"/>for leaf in range(self.leaf_routers):</text:span></text:span></text:p>
        <text:p text:style-name="P16"><text:span text:style-name="Source_20_Text"><text:span text:style-name="T1"><text:s text:c="8"/>node_ids = [...] # tutti gli host dello stesso leaf</text:span></text:span></text:p>
        <text:p text:style-name="P16"><text:span text:style-name="Source_20_Text"><text:span text:style-name="T1"><text:s text:c="8"/>for i in node_ids:</text:span></text:span></text:p>
        <text:p text:style-name="P16"><text:span text:style-name="Source_20_Text"><text:span text:style-name="T1"><text:s text:c="12"/>for j in node_ids:</text:span></text:span></text:p>
        <text:p text:style-name="P16"><text:span text:style-name="Source_20_Text"><text:span text:style-name="T1"><text:s text:c="16"/>if i != j:</text:span></text:span></text:p>
        <text:p text:style-name="P17"><text:span text:style-name="Source_20_Text"><text:span text:style-name="T1"><text:s text:c="20"/>self.capacity[i][j] = speed_leaf</text:span></text:span></text:p>
        <text:list text:style-name="L17">
          <text:list-item>
            <text:p text:style-name="P30"><text:soft-page-break/><text:span text:style-name="Strong_20_Emphasis"><text:span text:style-name="T1">Cosa fa</text:span></text:span><text:span text:style-name="T1">: Connette tutti gli host (</text:span><text:span text:style-name="Strong_20_Emphasis"><text:span text:style-name="T1">nodi</text:span></text:span><text:span text:style-name="T1">) dello </text:span><text:span text:style-name="Strong_20_Emphasis"><text:span text:style-name="T1">stesso leaf router</text:span></text:span><text:span text:style-name="T1">.</text:span></text:p>
          </text:list-item>
          <text:list-item>
            <text:p text:style-name="P30"><text:span text:style-name="Strong_20_Emphasis"><text:span text:style-name="T1">Capacità</text:span></text:span><text:span text:style-name="T1">: </text:span><text:span text:style-name="Source_20_Text"><text:span text:style-name="T1">speed_leaf</text:span></text:span><text:span text:style-name="T1"> (0.0134)</text:span></text:p>
          </text:list-item>
          <text:list-item>
            <text:p text:style-name="P30"><text:span text:style-name="Strong_20_Emphasis"><text:span text:style-name="T1">Esempio</text:span></text:span><text:span text:style-name="T1">: Due host sullo stesso leaf possono comunicare a 0.0134 chunk/ut</text:span></text:p>
          </text:list-item>
        </text:list>
        <text:h text:style-name="P3" text:outline-level="2"><text:span text:style-name="T1">b) </text:span><text:span text:style-name="Strong_20_Emphasis"><text:span text:style-name="T1">Collegamenti intra-gruppo (leaf-spine)</text:span></text:span></text:h>
        <text:p text:style-name="P15">python</text:p>
        <text:p text:style-name="P16"><text:span text:style-name="Source_20_Text"><text:span text:style-name="T1">for group in range(num_groups):</text:span></text:span></text:p>
        <text:p text:style-name="P16"><text:span text:style-name="Source_20_Text"><text:span text:style-name="T1"><text:s text:c="4"/>for leaf in range(self.leaf_routers):</text:span></text:span></text:p>
        <text:p text:style-name="P16"><text:span text:style-name="Source_20_Text"><text:span text:style-name="T1"><text:s text:c="8"/>for spine in range(self.leaf_routers, r):</text:span></text:span></text:p>
        <text:p text:style-name="P16"><text:span text:style-name="Source_20_Text"><text:span text:style-name="T1"><text:s text:c="12"/>for local_id in range(nodes_per_router):</text:span></text:span></text:p>
        <text:p text:style-name="P16"><text:span text:style-name="Source_20_Text"><text:span text:style-name="T1"><text:s text:c="16"/>i = get_node_id(group, leaf, local_id) <text:s/># nodo su leaf</text:span></text:span></text:p>
        <text:p text:style-name="P16"><text:span text:style-name="Source_20_Text"><text:span text:style-name="T1"><text:s text:c="16"/>j = get_node_id(group, spine, local_id) # nodo su spine</text:span></text:span></text:p>
        <text:p text:style-name="P16"><text:span text:style-name="Source_20_Text"><text:span text:style-name="T1"><text:s text:c="16"/>self.capacity[i][j] = speed_leaf</text:span></text:span></text:p>
        <text:p text:style-name="P17"><text:span text:style-name="Source_20_Text"><text:span text:style-name="T1"><text:s text:c="16"/>self.capacity[j][i] = speed_leaf</text:span></text:span></text:p>
        <text:list text:style-name="L18">
          <text:list-item>
            <text:p text:style-name="P31"><text:span text:style-name="Strong_20_Emphasis"><text:span text:style-name="T1">Cosa fa</text:span></text:span><text:span text:style-name="T1">: Connette ogni host su un </text:span><text:span text:style-name="Strong_20_Emphasis"><text:span text:style-name="T1">leaf router</text:span></text:span><text:span text:style-name="T1"> a tutti gli host sugli </text:span><text:span text:style-name="Strong_20_Emphasis"><text:span text:style-name="T1">spine router nello stesso gruppo</text:span></text:span><text:span text:style-name="T1">.</text:span></text:p>
          </text:list-item>
          <text:list-item>
            <text:p text:style-name="P31"><text:span text:style-name="Strong_20_Emphasis"><text:span text:style-name="T1">Capacità</text:span></text:span><text:span text:style-name="T1">: </text:span><text:span text:style-name="Source_20_Text"><text:span text:style-name="T1">speed_leaf</text:span></text:span><text:span text:style-name="T1"> bidirezionale (0.0134)</text:span></text:p>
          </text:list-item>
          <text:list-item>
            <text:p text:style-name="P31"><text:span text:style-name="Strong_20_Emphasis"><text:span text:style-name="T1">Topologia</text:span></text:span><text:span text:style-name="T1">: Grafo bipartito completo leaf-spine</text:span></text:p>
          </text:list-item>
        </text:list>
        <text:h text:style-name="P3" text:outline-level="2"><text:span text:style-name="T1">c) </text:span><text:span text:style-name="Strong_20_Emphasis"><text:span text:style-name="T1">Collegamenti globali (spine tra gruppi)</text:span></text:span></text:h>
        <text:p text:style-name="P15">python</text:p>
        <text:p text:style-name="P16"><text:span text:style-name="Source_20_Text"><text:span text:style-name="T1">for spine in range(self.leaf_routers, r):</text:span></text:span></text:p>
        <text:p text:style-name="P16"><text:span text:style-name="Source_20_Text"><text:span text:style-name="T1"><text:s text:c="4"/>for g1 in range(num_groups):</text:span></text:span></text:p>
        <text:p text:style-name="P16"><text:span text:style-name="Source_20_Text"><text:span text:style-name="T1"><text:s text:c="8"/>for g2 in range(g1 + 1, num_groups):</text:span></text:span></text:p>
        <text:p text:style-name="P16"><text:span text:style-name="Source_20_Text"><text:span text:style-name="T1"><text:s text:c="12"/>for local_id in range(nodes_per_router):</text:span></text:span></text:p>
        <text:p text:style-name="P16"><text:span text:style-name="Source_20_Text"><text:span text:style-name="T1"><text:s text:c="16"/>i = get_node_id(g1, spine, local_id) <text:s/># nodo spine gruppo g1</text:span></text:span></text:p>
        <text:p text:style-name="P16"><text:span text:style-name="Source_20_Text"><text:span text:style-name="T1"><text:s text:c="16"/>j = get_node_id(g2, spine, local_id) <text:s/># nodo spine gruppo g2</text:span></text:span></text:p>
        <text:p text:style-name="P16"><text:span text:style-name="Source_20_Text"><text:span text:style-name="T1"><text:s text:c="16"/>self.capacity[i][j] = speed_spine</text:span></text:span></text:p>
        <text:p text:style-name="P17"><text:span text:style-name="Source_20_Text"><text:span text:style-name="T1"><text:s text:c="16"/>self.capacity[j][i] = speed_spine</text:span></text:span></text:p>
        <text:list text:style-name="L19">
          <text:list-item>
            <text:p text:style-name="P32"><text:span text:style-name="Strong_20_Emphasis"><text:span text:style-name="T1">Cosa fa</text:span></text:span><text:span text:style-name="T1">: Connette ogni host su spine router </text:span><text:span text:style-name="Strong_20_Emphasis"><text:span text:style-name="T1">tra gruppi diversi</text:span></text:span><text:span text:style-name="T1">.</text:span></text:p>
          </text:list-item>
          <text:list-item>
            <text:p text:style-name="P32"><text:span text:style-name="Strong_20_Emphasis"><text:span text:style-name="T1">Capacità</text:span></text:span><text:span text:style-name="T1">: </text:span><text:span text:style-name="Source_20_Text"><text:span text:style-name="T1">speed_spine</text:span></text:span><text:span text:style-name="T1"> bidirezionale (0.0049)</text:span></text:p>
          </text:list-item>
          <text:list-item>
            <text:p text:style-name="P32"><text:span text:style-name="Strong_20_Emphasis"><text:span text:style-name="T1">Topologia</text:span></text:span><text:span text:style-name="T1">: Grafo completo tra spine router di gruppi diversi</text:span></text:p>
          </text:list-item>
        </text:list>
        <text:p text:style-name="Horizontal_20_Line"/>
        <text:h text:style-name="P3" text:outline-level="2"><text:span text:style-name="Strong_20_Emphasis"><text:span text:style-name="T1">Proprietà fondamentali della matrice</text:span></text:span></text:h>
        <text:list text:style-name="L20">
          <text:list-item>
            <text:p text:style-name="P33"><text:span text:style-name="Strong_20_Emphasis"><text:span text:style-name="T1">Matrice sparsa</text:span></text:span><text:span text:style-name="T1">:</text:span></text:p>
            <text:list>
              <text:list-item>
                <text:p text:style-name="P34"><text:soft-page-break/>La maggior parte degli elementi sono 0 (nessun collegamento diretto)</text:p>
              </text:list-item>
              <text:list-item>
                <text:p text:style-name="P34">I valori non-zero compaiono solo per coppie di nodi connesse fisicamente</text:p>
              </text:list-item>
            </text:list>
          </text:list-item>
          <text:list-item>
            <text:p text:style-name="P33"><text:span text:style-name="Strong_20_Emphasis"><text:span text:style-name="T1">Simmetria</text:span></text:span><text:span text:style-name="T1">:</text:span></text:p>
            <text:list>
              <text:list-item>
                <text:p text:style-name="P33"><text:span text:style-name="T1">Per tutti i collegamenti fisici: </text:span><text:span text:style-name="Source_20_Text"><text:span text:style-name="T1">capacity[i][j] = capacity[j][i]</text:span></text:span></text:p>
              </text:list-item>
              <text:list-item>
                <text:p text:style-name="P34">Deriva dall'assegnazione bidirezionale nel codice</text:p>
              </text:list-item>
            </text:list>
          </text:list-item>
          <text:list-item>
            <text:p text:style-name="P33"><text:span text:style-name="Strong_20_Emphasis"><text:span text:style-name="T1">Gerarchia delle capacità</text:span></text:span><text:span text:style-name="T1">:</text:span></text:p>
            <text:p text:style-name="P35">text</text:p>
            <text:p text:style-name="P36"><text:span text:style-name="Source_20_Text"><text:span text:style-name="T1">graph LR</text:span></text:span></text:p>
            <text:p text:style-name="P36"><text:span text:style-name="Source_20_Text"><text:span text:style-name="T1">A[Intra-router] --&gt;|speed_leaf| B[Intra-gruppo]</text:span></text:span></text:p>
            <text:p text:style-name="P36"><text:span text:style-name="Source_20_Text"><text:span text:style-name="T1">B --&gt;|speed_leaf| C[Leaf-Spine]</text:span></text:span></text:p>
            <text:p text:style-name="P37"><text:span text:style-name="Source_20_Text"><text:span text:style-name="T1">C --&gt;|speed_spine| D[Global Spine-Spine]</text:span></text:span></text:p>
          </text:list-item>
          <text:list-item>
            <text:p text:style-name="P33"><text:span text:style-name="Strong_20_Emphasis"><text:span text:style-name="T1">Scalabilità</text:span></text:span><text:span text:style-name="T1">:</text:span></text:p>
            <text:list>
              <text:list-item>
                <text:p text:style-name="P33"><text:span text:style-name="T1">La dimensione della matrice è </text:span><text:span text:style-name="Source_20_Text"><text:span text:style-name="T1">(gruppi × routers × hosts_per_router)^2</text:span></text:span></text:p>
              </text:list-item>
              <text:list-item>
                <text:p text:style-name="P33"><text:span text:style-name="T1">Per i tuoi parametri (2 gruppi, 4 router, 2 host): </text:span><text:span text:style-name="Source_20_Text"><text:span text:style-name="T1">16 × 16 = 256 elementi</text:span></text:span></text:p>
              </text:list-item>
            </text:list>
          </text:list-item>
        </text:list>
        <text:p text:style-name="Horizontal_20_Line"/>
        <text:h text:style-name="P3" text:outline-level="2"><text:span text:style-name="Strong_20_Emphasis"><text:span text:style-name="T1">A cosa serve nel modello?</text:span></text:span></text:h>
        <text:list text:style-name="L21">
          <text:list-item>
            <text:p text:style-name="P38"><text:span text:style-name="Strong_20_Emphasis"><text:span text:style-name="T1">Vincolo fisico</text:span></text:span><text:span text:style-name="T1">:</text:span></text:p>
            <text:list>
              <text:list-item>
                <text:p text:style-name="P38"><text:span text:style-name="T1">Durante la schedulazione dei trasferimenti, la somma dei chunk inviati su un collegamento in un'epoca non può superare:<text:line-break/></text:span><text:span text:style-name="Source_20_Text"><text:span text:style-name="T1">capacity[i][j] × epoch_duration</text:span></text:span></text:p>
              </text:list-item>
            </text:list>
          </text:list-item>
          <text:list-item>
            <text:p text:style-name="P38"><text:span text:style-name="Strong_20_Emphasis"><text:span text:style-name="T1">Calcolo del throughput</text:span></text:span><text:span text:style-name="T1">:</text:span></text:p>
            <text:list>
              <text:list-item>
                <text:p text:style-name="P38"><text:span text:style-name="T1">La banda effettiva usata (</text:span><text:span text:style-name="Source_20_Text"><text:span text:style-name="T1">Algo_Bandwidth</text:span></text:span><text:span text:style-name="T1">) è derivata dal rapporto:<text:line-break/></text:span><text:span text:style-name="Source_20_Text"><text:span text:style-name="T1">(chunk totali trasferiti) / (tempo totale × capacità disponibile)</text:span></text:span></text:p>
              </text:list-item>
            </text:list>
          </text:list-item>
          <text:list-item>
            <text:p text:style-name="P38"><text:span text:style-name="Strong_20_Emphasis"><text:span text:style-name="T1">Identificazione colli di bottiglia</text:span></text:span><text:span text:style-name="T1">:</text:span></text:p>
            <text:list>
              <text:list-item>
                <text:p text:style-name="P38"><text:span text:style-name="T1">Link con </text:span><text:span text:style-name="Source_20_Text"><text:span text:style-name="T1">capacity[i][j]</text:span></text:span><text:span text:style-name="T1"> bassa (es. global spine) limitano le prestazioni globali</text:span></text:p>
              </text:list-item>
            </text:list>
          </text:list-item>
        </text:list>
        <text:p text:style-name="Horizontal_20_Line"/>
        <text:h text:style-name="P3" text:outline-level="2"><text:soft-page-break/><text:span text:style-name="Strong_20_Emphasis"><text:span text:style-name="T1">Esempio concreto per la tua topologia</text:span></text:span></text:h>
        <text:p text:style-name="P12">Con:</text:p>
        <text:list text:style-name="L22">
          <text:list-item>
            <text:p text:style-name="P39">2 gruppi</text:p>
          </text:list-item>
          <text:list-item>
            <text:p text:style-name="P39">2 leaf + 2 spine = 4 router/gruppo</text:p>
          </text:list-item>
          <text:list-item>
            <text:p text:style-name="P39">2 host/router → 16 nodi totali</text:p>
          </text:list-item>
        </text:list>
        <text:p text:style-name="P1"><text:span text:style-name="Strong_20_Emphasis"><text:span text:style-name="T1">Matrice di capacità (estratta):</text:span></text:span></text:p>
        <text:p text:style-name="P15">text</text:p>
        <text:p text:style-name="P16"><text:span text:style-name="Source_20_Text"><text:span text:style-name="T1">Nodi 0-1: capacity=0.0134 <text:s/>(stesso leaf)</text:span></text:span></text:p>
        <text:p text:style-name="P16"><text:span text:style-name="Source_20_Text"><text:span text:style-name="T1">Nodi 0-4: capacity=0.0134 <text:s/>(leaf → spine stesso gruppo)</text:span></text:span></text:p>
        <text:p text:style-name="P16"><text:span text:style-name="Source_20_Text"><text:span text:style-name="T1">Nodi 4-12: capacity=0.0049 (spine gruppo0 → spine gruppo1)</text:span></text:span></text:p>
        <text:p text:style-name="P17"><text:span text:style-name="Source_20_Text"><text:span text:style-name="T1">Nodi 0-8: capacity=0 <text:s text:c="6"/>(nessun collegamento diretto)</text:span></text:span></text:p>
        <text:p text:style-name="Horizontal_20_Line"/>
        <text:h text:style-name="P3" text:outline-level="2"><text:span text:style-name="Strong_20_Emphasis"><text:span text:style-name="T1">Differenze dalla matrice alpha</text:span></text:span></text:h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header-rows>
            <table:table-row>
              <table:table-cell table:style-name="Tabella2.A1" office:value-type="string">
                <text:p text:style-name="P24">Caratteristica</text:p>
              </table:table-cell>
              <table:table-cell table:style-name="Tabella2.A1" office:value-type="string">
                <text:p text:style-name="P24">Matrice <text:span text:style-name="Source_20_Text"><text:span text:style-name="T1">capacity</text:span></text:span></text:p>
              </table:table-cell>
              <table:table-cell table:style-name="Tabella2.A1" office:value-type="string">
                <text:p text:style-name="P24">Matrice <text:span text:style-name="Source_20_Text"><text:span text:style-name="T1">alpha</text:span></text:span></text:p>
              </table:table-cell>
            </table:table-row>
          </table:table-header-rows>
          <table:table-row>
            <table:table-cell table:style-name="Tabella2.A1" office:value-type="string">
              <text:p text:style-name="P25"><text:span text:style-name="Strong_20_Emphasis"><text:span text:style-name="T1">Natura</text:span></text:span></text:p>
            </table:table-cell>
            <table:table-cell table:style-name="Tabella2.A1" office:value-type="string">
              <text:p text:style-name="P25">Vincolo fisico</text:p>
            </table:table-cell>
            <table:table-cell table:style-name="Tabella2.A1" office:value-type="string">
              <text:p text:style-name="P25">Fattore di costo</text:p>
            </table:table-cell>
          </table:table-row>
          <table:table-row>
            <table:table-cell table:style-name="Tabella2.A1" office:value-type="string">
              <text:p text:style-name="P25"><text:span text:style-name="Strong_20_Emphasis"><text:span text:style-name="T1">Unità</text:span></text:span></text:p>
            </table:table-cell>
            <table:table-cell table:style-name="Tabella2.A1" office:value-type="string">
              <text:p text:style-name="P25">chunk/unità-tempo</text:p>
            </table:table-cell>
            <table:table-cell table:style-name="Tabella2.A1" office:value-type="string">
              <text:p text:style-name="P25">adimensionale</text:p>
            </table:table-cell>
          </table:table-row>
          <table:table-row>
            <table:table-cell table:style-name="Tabella2.A1" office:value-type="string">
              <text:p text:style-name="P25"><text:span text:style-name="Strong_20_Emphasis"><text:span text:style-name="T1">Ruolo ottimizzazione</text:span></text:span></text:p>
            </table:table-cell>
            <table:table-cell table:style-name="Tabella2.A1" office:value-type="string">
              <text:p text:style-name="P25">Limite fisico da rispettare</text:p>
            </table:table-cell>
            <table:table-cell table:style-name="Tabella2.A1" office:value-type="string">
              <text:p text:style-name="P25">Termine nella funzione obiettivo</text:p>
            </table:table-cell>
          </table:table-row>
          <table:table-row>
            <table:table-cell table:style-name="Tabella2.A1" office:value-type="string">
              <text:p text:style-name="P25"><text:span text:style-name="Strong_20_Emphasis"><text:span text:style-name="T1">Esempio valori</text:span></text:span></text:p>
            </table:table-cell>
            <table:table-cell table:style-name="Tabella2.A1" office:value-type="string">
              <text:p text:style-name="P25">0.0134, 0.0049</text:p>
            </table:table-cell>
            <table:table-cell table:style-name="Tabella2.A1" office:value-type="string">
              <text:p text:style-name="P25">1.0, 10.0</text:p>
            </table:table-cell>
          </table:table-row>
          <table:table-row>
            <table:table-cell table:style-name="Tabella2.A1" office:value-type="string">
              <text:p text:style-name="P25"><text:span text:style-name="Strong_20_Emphasis"><text:span text:style-name="T1">Simmetria</text:span></text:span></text:p>
            </table:table-cell>
            <table:table-cell table:style-name="Tabella2.A1" office:value-type="string">
              <text:p text:style-name="P25">Sempre simmetrica</text:p>
            </table:table-cell>
            <table:table-cell table:style-name="Tabella2.A1" office:value-type="string">
              <text:p text:style-name="Table_20_Contents">Sempre simmetrica</text:p>
            </table:table-cell>
          </table:table-row>
        </table:table>
        <text:p text:style-name="Horizontal_20_Line"/>
        <text:h text:style-name="P3" text:outline-level="2"><text:span text:style-name="Strong_20_Emphasis"><text:span text:style-name="T1">Perché è fondamentale?</text:span></text:span></text:h>
        <text:p text:style-name="P1"><text:span text:style-name="T1">La matrice </text:span><text:span text:style-name="Source_20_Text"><text:span text:style-name="T1">capacity</text:span></text:span><text:span text:style-name="T1"> codifica </text:span><text:span text:style-name="Strong_20_Emphasis"><text:span text:style-name="T1">la fisica della rete</text:span></text:span><text:span text:style-name="T1">:</text:span></text:p>
        <text:list text:style-name="L23">
          <text:list-item>
            <text:p text:style-name="P40">Definisce quali nodi possono comunicare direttamente</text:p>
          </text:list-item>
          <text:list-item>
            <text:p text:style-name="P40">Quantifica la "larghezza" di ogni canale di comunicazione</text:p>
          </text:list-item>
          <text:list-item>
            <text:p text:style-name="P40">Costituisce il vincolo fondamentale per la schedulazione ottimizzata</text:p>
          </text:list-item>
        </text:list>
        <text:p text:style-name="P12">Senza questa matrice, il solver non potrebbe garantire che la schedulazione sia fisicamente realizzabile nella topologia DragonflyPlus.</text:p>
      </text:section>
      <text:p text:style-name="P13">Condividi</text:p>
      <text:p text:style-name="P13">Esporta</text:p>
      <text:p text:style-name="P13">Rifai</text:p>
      <text:p text:style-name="P13">quindi la papacita è espressa chunk per unita di tempo'</text:p>
      <text:p text:style-name="P13"><text:soft-page-break/>quindi la papacita è espressa chunk per unita di tempo'</text:p>
      <text:p text:style-name="P13">Risposta</text:p>
      <text:p text:style-name="P13">Fonti</text:p>
      <text:p text:style-name="P13">·<text:span text:style-name="T2">8</text:span></text:p>
      <text:p text:style-name="P13">Passi</text:p>
      <text:p text:style-name="P13"><draw:a xlink:type="simple" xlink:href="https://www.organizzazionedigitale.it/suddividere-attivita-complesse-in-passaggi-piccoli-con-il-chunking/" office:target-frame-name="_blank" xlink:show="new"><draw:frame draw:style-name="fr1" draw:name="Immagine1" text:anchor-type="as-char" svg:width="0.476cm" svg:height="0.476cm" draw:z-index="0"><draw:image xlink:href="Pictures/10000001000000800000008064639736.png" xlink:type="simple" xlink:show="embed" xlink:actuate="onLoad" draw:mime-type="image/png"/><svg:title>organizzazionedigitale.it favicon</svg:title></draw:frame></draw:a></text:p>
      <text:p text:style-name="P41"><text:a xlink:type="simple" xlink:href="https://www.organizzazionedigitale.it/suddividere-attivita-complesse-in-passaggi-piccoli-con-il-chunking/" office:target-frame-name="_blank" xlink:show="new" text:style-name="Internet_20_link" text:visited-style-name="Visited_20_Internet_20_Link"><text:span text:style-name="T3">Organizzazione Digitale</text:span></text:a></text:p>
      <text:p text:style-name="P41"><text:a xlink:type="simple" xlink:href="https://www.organizzazionedigitale.it/suddividere-attivita-complesse-in-passaggi-piccoli-con-il-chunking/" office:target-frame-name="_blank" xlink:show="new" text:style-name="Internet_20_link" text:visited-style-name="Visited_20_Internet_20_Link"><text:span text:style-name="T1">Perché è importante suddividere le attività complesse in passaggi ...</text:span></text:a></text:p>
      <text:p text:style-name="P41"><text:a xlink:type="simple" xlink:href="https://amslaurea.unibo.it/id/eprint/2399/1/santi_lidia_tesi.pdf" office:target-frame-name="_blank" xlink:show="new" text:style-name="Internet_20_link" text:visited-style-name="Visited_20_Internet_20_Link"><text:span text:style-name="T3">unibo</text:span></text:a></text:p>
      <text:p text:style-name="P41"><text:a xlink:type="simple" xlink:href="https://amslaurea.unibo.it/id/eprint/2399/1/santi_lidia_tesi.pdf" office:target-frame-name="_blank" xlink:show="new" text:style-name="Internet_20_link" text:visited-style-name="Visited_20_Internet_20_Link"><text:span text:style-name="T1">[PDF] Alma Mater Studiorum · Universit`a di Bologna</text:span></text:a></text:p>
      <text:p text:style-name="P13"><draw:a xlink:type="simple" xlink:href="https://docs.netapp.com/it-it/ontap/performance-admin/measure-latency-throughput-nodes-task.html" office:target-frame-name="_blank" xlink:show="new"><draw:frame draw:style-name="fr1" draw:name="Immagine2" text:anchor-type="as-char" svg:width="0.476cm" svg:height="0.476cm" draw:z-index="1"><draw:image xlink:href="Pictures/1000000000000020000000205965D4B5.png" xlink:type="simple" xlink:show="embed" xlink:actuate="onLoad" draw:mime-type="image/png"/><svg:title>docs.netapp.com favicon</svg:title></draw:frame></draw:a></text:p>
      <text:p text:style-name="P41"><text:a xlink:type="simple" xlink:href="https://docs.netapp.com/it-it/ontap/performance-admin/measure-latency-throughput-nodes-task.html" office:target-frame-name="_blank" xlink:show="new" text:style-name="Internet_20_link" text:visited-style-name="Visited_20_Internet_20_Link"><text:span text:style-name="T3">docs.netapp.com</text:span></text:a></text:p>
      <text:p text:style-name="P41"><text:a xlink:type="simple" xlink:href="https://docs.netapp.com/it-it/ontap/performance-admin/measure-latency-throughput-nodes-task.html" office:target-frame-name="_blank" xlink:show="new" text:style-name="Internet_20_link" text:visited-style-name="Visited_20_Internet_20_Link"><text:span text:style-name="T1">Controllare il throughput e la latenza tra i nodi - NetApp</text:span></text:a></text:p>
      <text:p text:style-name="P41"><text:a xlink:type="simple" xlink:href="https://www.andreaminini.org/telecomunicazioni/la-capacita-di-canale-nelle-telecomunicazioni" office:target-frame-name="_blank" xlink:show="new" text:style-name="Internet_20_link" text:visited-style-name="Visited_20_Internet_20_Link"><text:span text:style-name="T3">La capacità di canale nelle telecomunicazioni</text:span></text:a></text:p>
      <text:p text:style-name="P41"><text:a xlink:type="simple" xlink:href="https://www.andreaminini.org/telecomunicazioni/la-capacita-di-canale-nelle-telecomunicazioni" office:target-frame-name="_blank" xlink:show="new" text:style-name="Internet_20_link" text:visited-style-name="Visited_20_Internet_20_Link"><text:span text:style-name="T1">La capacità di canale nelle telecomunicazioni - Andrea Minini</text:span></text:a></text:p>
      <text:section text:style-name="Sect1" text:name="markdown-content-21">
        <text:p text:style-name="P1"><text:span text:style-name="T1">Sì, nel contesto del tuo modello la </text:span><text:span text:style-name="Strong_20_Emphasis"><text:span text:style-name="T1">matrice di capacità</text:span></text:span><text:span text:style-name="T1"> esprime la capacità dei link in termini di </text:span><text:span text:style-name="Strong_20_Emphasis"><text:span text:style-name="T1">chunk per unità di tempo</text:span></text:span><text:span text:style-name="T1">.</text:span></text:p>
        <text:p text:style-name="P12">In pratica:</text:p>
        <text:list text:style-name="L24">
          <text:list-item>
            <text:p text:style-name="P42"><text:span text:style-name="T1">Ogni elemento </text:span><text:span text:style-name="Source_20_Text"><text:span text:style-name="T1">capacity[i][j]</text:span></text:span><text:span text:style-name="T1"> indica quanti chunk di dati possono essere trasmessi dal nodo </text:span><text:span text:style-name="Source_20_Text"><text:span text:style-name="T1">i</text:span></text:span><text:span text:style-name="T1"> al nodo </text:span><text:span text:style-name="Source_20_Text"><text:span text:style-name="T1">j</text:span></text:span><text:span text:style-name="T1"> in una singola unità di tempo (ad esempio millisecondi o l’unità temporale usata nel modello).</text:span></text:p>
          </text:list-item>
          <text:list-item>
            <text:p text:style-name="P42"><text:span text:style-name="T1">Questo deriva dal fatto che la capacità di banda del link è normalizzata dividendo la velocità nominale (espressa in byte o bit per secondo) per la dimensione del chunk (</text:span><text:span text:style-name="Source_20_Text"><text:span text:style-name="T1">chunk_size</text:span></text:span><text:span text:style-name="T1">), ottenendo così una misura di </text:span><text:span text:style-name="Strong_20_Emphasis"><text:span text:style-name="T1">quantità di chunk trasferibili per unità di tempo</text:span></text:span><text:span text:style-name="T1">.</text:span></text:p>
          </text:list-item>
        </text:list>
        <text:p text:style-name="P1"><text:span text:style-name="T1">Quindi, se un link ha capacità </text:span><text:span text:style-name="Source_20_Text"><text:span text:style-name="T1">0.0134</text:span></text:span><text:span text:style-name="T1"> chunk/unità-tempo, significa che in una unità di tempo può trasferire circa 0.0134 chunk completi (o, invertendo, che ogni chunk richiede circa 1/0.0134 unità di tempo per essere trasmesso).</text:span></text:p>
        <text:p text:style-name="Horizontal_20_Line"/>
        <text:p text:style-name="P1"><text:span text:style-name="Strong_20_Emphasis"><text:span text:style-name="T1">In sintesi:</text:span></text:span><text:span text:style-name="T1"><text:line-break/>La capacità è espressa in </text:span><text:span text:style-name="Strong_20_Emphasis"><text:span text:style-name="T1">chunk per unità di tempo</text:span></text:span><text:span text:style-name="T1">, cioè quanti chunk possono passare attraverso un link in un’unità temporale del modello.</text:span></text:p>
      </text:section>
      <text:p text:style-name="P13">Condividi</text:p>
      <text:p text:style-name="P13">Esporta</text:p>
      <text:p text:style-name="P13">Rifai</text:p>
      <text:p text:style-name="P13">io su un link posso mandare un numero di cunk n basta che non supero la capacita del link'</text:p>
      <text:p text:style-name="P13">io su un link posso mandare un numero di cunk n basta che non supero la capacita del link'</text:p>
      <text:p text:style-name="P13">Risposta</text:p>
      <text:p text:style-name="P13"><text:soft-page-break/>Fonti</text:p>
      <text:p text:style-name="P13">·<text:span text:style-name="T2">5</text:span></text:p>
      <text:p text:style-name="P13">Passi</text:p>
      <text:p text:style-name="P13"><draw:a xlink:type="simple" xlink:href="https://elettronica-plus.it/brochure/eo/469/files/assets/common/downloads/EO_469.pdf" office:target-frame-name="_blank" xlink:show="new"><draw:frame draw:style-name="fr1" draw:name="Immagine3" text:anchor-type="as-char" svg:width="0.476cm" svg:height="0.476cm" draw:z-index="2"><draw:image xlink:href="Pictures/1000000100000080000000808705EE17.png" xlink:type="simple" xlink:show="embed" xlink:actuate="onLoad" draw:mime-type="image/png"/><svg:title>elettronica-plus.it favicon</svg:title></draw:frame></draw:a></text:p>
      <text:p text:style-name="P41"><text:a xlink:type="simple" xlink:href="https://elettronica-plus.it/brochure/eo/469/files/assets/common/downloads/EO_469.pdf" office:target-frame-name="_blank" xlink:show="new" text:style-name="Internet_20_link" text:visited-style-name="Visited_20_Internet_20_Link"><text:span text:style-name="T3">elettronica-plus</text:span></text:a></text:p>
      <text:p text:style-name="P41"><text:a xlink:type="simple" xlink:href="https://elettronica-plus.it/brochure/eo/469/files/assets/common/downloads/EO_469.pdf" office:target-frame-name="_blank" xlink:show="new" text:style-name="Internet_20_link" text:visited-style-name="Visited_20_Internet_20_Link"><text:span text:style-name="T1">[PDF] Medical - Elettronica Plus</text:span></text:a></text:p>
      <text:p text:style-name="P13"><draw:a xlink:type="simple" xlink:href="https://www.php.net/manual/it/indexes.functions.php" office:target-frame-name="_blank" xlink:show="new"><draw:frame draw:style-name="fr1" draw:name="Immagine4" text:anchor-type="as-char" svg:width="0.476cm" svg:height="0.476cm" draw:z-index="3"><draw:image xlink:href="Pictures/10000001000000800000008086F3AAD0.png" xlink:type="simple" xlink:show="embed" xlink:actuate="onLoad" draw:mime-type="image/png"/><svg:title>php.net favicon</svg:title></draw:frame></draw:a></text:p>
      <text:p text:style-name="P41"><text:a xlink:type="simple" xlink:href="https://www.php.net/manual/it/indexes.functions.php" office:target-frame-name="_blank" xlink:show="new" text:style-name="Internet_20_link" text:visited-style-name="Visited_20_Internet_20_Link"><text:span text:style-name="T3">Official_Php</text:span></text:a></text:p>
      <text:p text:style-name="P41"><text:a xlink:type="simple" xlink:href="https://www.php.net/manual/it/indexes.functions.php" office:target-frame-name="_blank" xlink:show="new" text:style-name="Internet_20_link" text:visited-style-name="Visited_20_Internet_20_Link"><text:span text:style-name="T1">Lista funzioni e metodi - Manual - PHP</text:span></text:a></text:p>
      <text:p text:style-name="P41"><text:a xlink:type="simple" xlink:href="https://resources.collins.co.uk/Dictionary/CD%20Resources/Collins_Italian_3000_words_and_phrases.pdf" office:target-frame-name="_blank" xlink:show="new" text:style-name="Internet_20_link" text:visited-style-name="Visited_20_Internet_20_Link"><text:span text:style-name="T3">co</text:span></text:a></text:p>
      <text:p text:style-name="P41"><text:a xlink:type="simple" xlink:href="https://resources.collins.co.uk/Dictionary/CD%20Resources/Collins_Italian_3000_words_and_phrases.pdf" office:target-frame-name="_blank" xlink:show="new" text:style-name="Internet_20_link" text:visited-style-name="Visited_20_Internet_20_Link"><text:span text:style-name="T1">[PDF] Collins Italian - 3000 words and phrases</text:span></text:a></text:p>
      <text:p text:style-name="P13"><draw:a xlink:type="simple" xlink:href="https://git.selfmade.ninja/shamanm725/SecLists/-/blob/eee1651de7906112719066540ca2c5bf688cf9f2/Discovery/Web-Content/raft-large-words.txt" office:target-frame-name="_blank" xlink:show="new"><draw:frame draw:style-name="fr1" draw:name="Immagine5" text:anchor-type="as-char" svg:width="0.476cm" svg:height="0.476cm" draw:z-index="4"><draw:image xlink:href="Pictures/100000000000008000000080743FDDEF.png" xlink:type="simple" xlink:show="embed" xlink:actuate="onLoad" draw:mime-type="image/png"/><svg:title>git.selfmade.ninja favicon</svg:title></draw:frame></draw:a></text:p>
      <text:p text:style-name="P41"><text:a xlink:type="simple" xlink:href="https://git.selfmade.ninja/shamanm725/SecLists/-/blob/eee1651de7906112719066540ca2c5bf688cf9f2/Discovery/Web-Content/raft-large-words.txt" office:target-frame-name="_blank" xlink:show="new" text:style-name="Internet_20_link" text:visited-style-name="Visited_20_Internet_20_Link"><text:span text:style-name="T3">GitLab</text:span></text:a></text:p>
      <text:p text:style-name="P41"><text:a xlink:type="simple" xlink:href="https://git.selfmade.ninja/shamanm725/SecLists/-/blob/eee1651de7906112719066540ca2c5bf688cf9f2/Discovery/Web-Content/raft-large-words.txt" office:target-frame-name="_blank" xlink:show="new" text:style-name="Internet_20_link" text:visited-style-name="Visited_20_Internet_20_Link"><text:span text:style-name="T1">Discovery - Web-Content - raft-large-words.txt - Selfmade Ninja Gitlab</text:span></text:a></text:p>
      <text:section text:style-name="Sect1" text:name="markdown-content-22">
        <text:p text:style-name="P1"><text:span text:style-name="T1">Sì, esatto: su un link puoi trasmettere un numero di chunk qualsiasi purché </text:span><text:span text:style-name="Strong_20_Emphasis"><text:span text:style-name="T1">la somma totale dei chunk inviati in una data unità di tempo non superi la capacità del link</text:span></text:span><text:span text:style-name="T1"> espressa nella matrice </text:span><text:span text:style-name="Source_20_Text"><text:span text:style-name="T1">capacity</text:span></text:span><text:span text:style-name="T1">.</text:span></text:p>
        <text:p text:style-name="P1"><text:span text:style-name="T1">In altre parole, se </text:span><text:span text:style-name="Source_20_Text"><text:span text:style-name="T1">capacity[i][j] = c</text:span></text:span><text:span text:style-name="T1"> chunk per unità di tempo, allora in un’epoca di durata </text:span><text:span text:style-name="Source_20_Text"><text:span text:style-name="T1">T</text:span></text:span><text:span text:style-name="T1"> puoi trasmettere al massimo </text:span><text:span text:style-name="Source_20_Text"><text:span text:style-name="T1">c × T</text:span></text:span><text:span text:style-name="T1"> chunk dal nodo </text:span><text:span text:style-name="Source_20_Text"><text:span text:style-name="T1">i</text:span></text:span><text:span text:style-name="T1"> al nodo </text:span><text:span text:style-name="Source_20_Text"><text:span text:style-name="T1">j</text:span></text:span><text:span text:style-name="T1">.</text:span></text:p>
        <text:p text:style-name="P12">Quindi il vincolo è che la quantità totale di chunk inviati su quel link in quell’intervallo temporale non superi questa capacità massima, ma non c’è un limite sul numero di chunk in sé a patto che il loro trasferimento rispetti questo limite temporale di capacità.</text:p>
      </text:section>
      <text:p text:style-name="Standard"/>
      <text:p text:style-name="Standard"/>
      <text:h text:style-name="Heading_20_2" text:outline-level="2">Comprensione della capacità dei link globali e del ruolo della matrice <text:span text:style-name="Source_20_Text"><text:span text:style-name="T1">alpha</text:span></text:span></text:h>
      <text:p text:style-name="P1">Nella tua topologia DragonflyPlus, la scelta di <text:span text:style-name="Strong_20_Emphasis"><text:span text:style-name="T1">capacità inferiori per i link globali</text:span></text:span> (<text:span text:style-name="Source_20_Text"><text:span text:style-name="T1">speed_spine = 80 / chunk_size</text:span></text:span>) rispetto ai link locali (<text:span text:style-name="Source_20_Text"><text:span text:style-name="T1">speed_leaf = 220 / chunk_size</text:span></text:span>) non è casuale. Ecco una spiegazione dettagliata:</text:p>
      <text:p text:style-name="Horizontal_20_Line"/>
      <text:h text:style-name="P3" text:outline-level="2">1. <text:span text:style-name="Strong_20_Emphasis"><text:span text:style-name="T1">Scelta progettuale per modellare la realtà</text:span></text:span></text:h>
      <text:list text:style-name="L25">
        <text:list-item>
          <text:p text:style-name="P43"><text:span text:style-name="Strong_20_Emphasis"><text:span text:style-name="T1">Nelle reti spine-leaf reali</text:span></text:span>, i link globali (tra spine di gruppi diversi) spesso hanno <text:span text:style-name="Strong_20_Emphasis"><text:span text:style-name="T1">capacità inferiore</text:span></text:span> rispetto ai link locali (leaf-spine intra-gruppo) per motivi:</text:p>
          <text:list>
            <text:list-item>
              <text:p text:style-name="P43"><text:span text:style-name="Strong_20_Emphasis"><text:span text:style-name="T1">Costi infrastrutturali</text:span></text:span>: Cavi a lunga distanza tra gruppi sono più costosi.</text:p>
            </text:list-item>
            <text:list-item>
              <text:p text:style-name="P43"><text:soft-page-break/><text:span text:style-name="Strong_20_Emphasis"><text:span text:style-name="T1">Colli di bottiglia</text:span></text:span>: I link globali sono risorse condivise tra più gruppi → capacità limitata.</text:p>
            </text:list-item>
            <text:list-item>
              <text:p text:style-name="P43"><text:span text:style-name="Strong_20_Emphasis"><text:span text:style-name="T1">Gerarchia di rete</text:span></text:span>: I progettisti ottimizzano la banda dove è più critica (locale &gt; globale).</text:p>
            </text:list-item>
          </text:list>
        </text:list-item>
        <text:list-item>
          <text:p text:style-name="P43"><text:span text:style-name="Strong_20_Emphasis"><text:span text:style-name="T1">Esempio reale</text:span></text:span> (dai search results):<text:line-break/>In una rete 40G spine-leaf:</text:p>
          <text:list>
            <text:list-item>
              <text:p text:style-name="P43">Link <text:span text:style-name="Strong_20_Emphasis"><text:span text:style-name="T1">leaf-spine intra-gruppo</text:span></text:span>: 40G</text:p>
            </text:list-item>
            <text:list-item>
              <text:p text:style-name="P43">Link <text:span text:style-name="Strong_20_Emphasis"><text:span text:style-name="T1">spine-spine globali</text:span></text:span>: 10G<text:line-break/><text:span text:style-name="Emphasis"><text:span text:style-name="T1">(Fonte: </text:span></text:span><text:a xlink:type="simple" xlink:href="https://community.fs.com/it/blog/10g-tor-leaf-ethernet-switch-selection.html" office:target-frame-name="_blank" xlink:show="new" text:style-name="Internet_20_link" text:visited-style-name="Visited_20_Internet_20_Link"><text:span text:style-name="Emphasis"><text:span text:style-name="T1">FS Community</text:span></text:span></text:a><text:span text:style-name="Emphasis"><text:span text:style-name="T1">)</text:span></text:span></text:p>
            </text:list-item>
          </text:list>
        </text:list-item>
      </text:list>
      <text:p text:style-name="Horizontal_20_Line"/>
      <text:h text:style-name="P3" text:outline-level="2">2. <text:span text:style-name="Strong_20_Emphasis"><text:span text:style-name="T1">Perché la matrice </text:span></text:span><text:span text:style-name="Strong_20_Emphasis"><text:span text:style-name="Source_20_Text"><text:span text:style-name="T1">alpha</text:span></text:span></text:span><text:span text:style-name="Strong_20_Emphasis"><text:span text:style-name="T1"> è cruciale</text:span></text:span></text:h>
      <text:p text:style-name="P1">La matrice <text:span text:style-name="Source_20_Text"><text:span text:style-name="T1">alpha</text:span></text:span> non modella la capacità fisica, ma <text:span text:style-name="Strong_20_Emphasis"><text:span text:style-name="T1">l’impatto prestazionale</text:span></text:span> dei link:</text:p>
      <text:list text:style-name="L26">
        <text:list-item>
          <text:p text:style-name="P44"><text:span text:style-name="Strong_20_Emphasis"><text:span text:style-name="Source_20_Text"><text:span text:style-name="T1">alpha_intra = 1.0</text:span></text:span></text:span>:<text:line-break/>Costo base per link locali (bassa latenza, alta affidabilità).</text:p>
        </text:list-item>
        <text:list-item>
          <text:p text:style-name="P44"><text:span text:style-name="Strong_20_Emphasis"><text:span text:style-name="Source_20_Text"><text:span text:style-name="T1">alpha_global = 10.0</text:span></text:span></text:span>:<text:line-break/>Costo 10× superiore per link globali (alta latenza, instabilità potenziale).</text:p>
        </text:list-item>
      </text:list>
      <text:p text:style-name="P1">Nell’ottimizzazione:</text:p>
      <text:list text:style-name="L27">
        <text:list-item>
          <text:p text:style-name="P45"><text:span text:style-name="Strong_20_Emphasis"><text:span text:style-name="T1">L’algoritmo minimizza la somma dei </text:span></text:span><text:span text:style-name="Strong_20_Emphasis"><text:span text:style-name="Source_20_Text"><text:span text:style-name="T1">alpha</text:span></text:span></text:span><text:span text:style-name="Strong_20_Emphasis"><text:span text:style-name="T1"> sui percorsi</text:span></text:span>.</text:p>
        </text:list-item>
        <text:list-item>
          <text:p text:style-name="P45">Esempio:<text:line-break/>Un percorso con 2 hop locali (<text:span text:style-name="Source_20_Text"><text:span text:style-name="T1">1+1=2</text:span></text:span>) è preferito a 1 hop globale (<text:span text:style-name="Source_20_Text"><text:span text:style-name="T1">10</text:span></text:span>), anche se fisicamente possibile.</text:p>
        </text:list-item>
      </text:list>
      <text:p text:style-name="Horizontal_20_Line"/>
      <text:h text:style-name="P3" text:outline-level="2">3. <text:span text:style-name="Strong_20_Emphasis"><text:span text:style-name="T1">Simulazione vs. Realtà: come interpretare i valori</text:span></text:span></text:h>
      <table:table table:name="Tabella3" table:style-name="Tabella3">
        <table:table-column table:style-name="Tabella3.A"/>
        <table:table-column table:style-name="Tabella3.B"/>
        <table:table-column table:style-name="Tabella3.C"/>
        <table:table-header-rows>
          <table:table-row>
            <table:table-cell table:style-name="Tabella3.A1" office:value-type="string">
              <text:p text:style-name="P24">Parametro</text:p>
            </table:table-cell>
            <table:table-cell table:style-name="Tabella3.A1" office:value-type="string">
              <text:p text:style-name="P24">Nel tuo modello</text:p>
            </table:table-cell>
            <table:table-cell table:style-name="Tabella3.A1" office:value-type="string">
              <text:p text:style-name="P24">Nella realtà</text:p>
            </table:table-cell>
          </table:table-row>
        </table:table-header-rows>
        <table:table-row>
          <table:table-cell table:style-name="Tabella3.A1" office:value-type="string">
            <text:p text:style-name="P25"><text:span text:style-name="Strong_20_Emphasis"><text:span text:style-name="T1">Capacità globale</text:span></text:span></text:p>
          </table:table-cell>
          <table:table-cell table:style-name="Tabella3.A1" office:value-type="string">
            <text:p text:style-name="P25">Inferiore (<text:span text:style-name="Source_20_Text"><text:span text:style-name="T1">speed_spine</text:span></text:span>)</text:p>
          </table:table-cell>
          <table:table-cell table:style-name="Tabella3.A1" office:value-type="string">
            <text:p text:style-name="P25">Può essere maggiore</text:p>
          </table:table-cell>
        </table:table-row>
        <table:table-row>
          <table:table-cell table:style-name="Tabella3.A1" office:value-type="string">
            <text:p text:style-name="P25"><text:span text:style-name="Strong_20_Emphasis"><text:span text:style-name="T1">Matrice </text:span></text:span><text:span text:style-name="Strong_20_Emphasis"><text:span text:style-name="Source_20_Text"><text:span text:style-name="T1">alpha</text:span></text:span></text:span></text:p>
          </table:table-cell>
          <table:table-cell table:style-name="Tabella3.A1" office:value-type="string">
            <text:p text:style-name="P25">Penalizza link globali</text:p>
          </table:table-cell>
          <table:table-cell table:style-name="Tabella3.A1" office:value-type="string">
            <text:p text:style-name="Table_20_Contents">Riflette costi reali (latenza, affidabilità)</text:p>
          </table:table-cell>
        </table:table-row>
      </table:table>
      <text:p text:style-name="P1"><text:span text:style-name="Strong_20_Emphasis"><text:span text:style-name="T1">Perché questa scelta?</text:span></text:span></text:p>
      <text:list text:style-name="L28">
        <text:list-item>
          <text:p text:style-name="P46"><text:span text:style-name="Strong_20_Emphasis"><text:span text:style-name="T1">Modellare scenari conservativi</text:span></text:span>: Testare la schedulazione in condizioni critiche (link globali lenti e "costosi").</text:p>
        </text:list-item>
        <text:list-item>
          <text:p text:style-name="P46"><text:soft-page-break/><text:span text:style-name="Strong_20_Emphasis"><text:span text:style-name="T1">Guidare l’ottimizzazione</text:span></text:span>: Forzare l’algoritmo a privilegiare percorsi locali, come avviene nelle reti reali per ridurre la latenza.</text:p>
        </text:list-item>
      </text:list>
      <text:p text:style-name="Horizontal_20_Line"/>
      <text:h text:style-name="P3" text:outline-level="2">4. <text:span text:style-name="Strong_20_Emphasis"><text:span text:style-name="T1">Esempio concreto nel tuo output</text:span></text:span></text:h>
      <text:p text:style-name="P1">Nella schedulazione generata:</text:p>
      <text:list text:style-name="L29">
        <text:list-item>
          <text:p text:style-name="P47"><text:span text:style-name="Strong_20_Emphasis"><text:span text:style-name="T1">I chunk evitano i link globali</text:span></text:span> quando possibile:</text:p>
          <text:p text:style-name="P48">json</text:p>
          <text:p text:style-name="P49"><text:span text:style-name="Source_20_Text"><text:span text:style-name="T1">"Chunk 0 from 10 traveled over 10-&gt;14 in epoch 0"</text:span></text:span></text:p>
          <text:p text:style-name="P50"><text:span text:style-name="Source_20_Text"><text:span text:style-name="T1">"Chunk 0 from 10 traveled over 14-&gt;12 in epoch 1"</text:span></text:span></text:p>
          <text:p text:style-name="P47">Qui il chunk usa due hop locali (costo <text:span text:style-name="Source_20_Text"><text:span text:style-name="T1">alpha=1+1=2</text:span></text:span>) invece di un hop globale diretto (costo <text:span text:style-name="Source_20_Text"><text:span text:style-name="T1">alpha=10</text:span></text:span>).</text:p>
        </text:list-item>
        <text:list-item>
          <text:p text:style-name="P47"><text:span text:style-name="Strong_20_Emphasis"><text:span text:style-name="T1">Dove sono obbligatori</text:span></text:span>, i link globali sono usati in modo ottimizzato:</text:p>
          <text:p text:style-name="P48">json</text:p>
          <text:p text:style-name="P50"><text:span text:style-name="Source_20_Text"><text:span text:style-name="T1">"Chunk 7 from 22 traveled over 22-&gt;23 in epoch 0" <text:s/>// Link globale</text:span></text:span></text:p>
          <text:p text:style-name="P47">Con <text:span text:style-name="Source_20_Text"><text:span text:style-name="T1">alpha=10</text:span></text:span>, l’algoritmo li usa solo se indispensabile.</text:p>
        </text:list-item>
      </text:list>
      <text:p text:style-name="Horizontal_20_Line"/>
      <text:h text:style-name="P3" text:outline-level="2">5. <text:span text:style-name="Strong_20_Emphasis"><text:span text:style-name="T1">Conclusioni: perché la combinazione è potente</text:span></text:span></text:h>
      <text:list text:style-name="L30">
        <text:list-item>
          <text:p text:style-name="P51"><text:span text:style-name="Strong_20_Emphasis"><text:span text:style-name="Source_20_Text"><text:span text:style-name="T1">capacity</text:span></text:span></text:span> → Vincolo fisico: <text:span text:style-name="Emphasis"><text:span text:style-name="T1">"Quanti chunk posso trasmettere su questo link?"</text:span></text:span></text:p>
        </text:list-item>
        <text:list-item>
          <text:p text:style-name="P51"><text:span text:style-name="Strong_20_Emphasis"><text:span text:style-name="Source_20_Text"><text:span text:style-name="T1">alpha</text:span></text:span></text:span> → Vincolo di qualità: <text:span text:style-name="Emphasis"><text:span text:style-name="T1">"Quanto è ‘costoso’ usare questo link in termini di prestazioni?"</text:span></text:span></text:p>
        </text:list-item>
      </text:list>
      <text:p text:style-name="P1">Insieme, guidano la schedulazione verso soluzioni:</text:p>
      <text:list text:style-name="L31">
        <text:list-item>
          <text:p text:style-name="P52"><text:span text:style-name="Strong_20_Emphasis"><text:span text:style-name="T1">Fisicamente fattibili</text:span></text:span> (rispettano la banda).</text:p>
        </text:list-item>
        <text:list-item>
          <text:p text:style-name="P52"><text:span text:style-name="Strong_20_Emphasis"><text:span text:style-name="T1">Efficienti</text:span></text:span> (minimizzano latenza/costi).</text:p>
        </text:list-item>
        <text:list-item>
          <text:p text:style-name="P52"><text:span text:style-name="Strong_20_Emphasis"><text:span text:style-name="T1">Robuste</text:span></text:span> (preferiscono percorsi affidabili).</text:p>
        </text:list-item>
      </text:list>
      <text:p text:style-name="Horizontal_20_Line"/>
      <text:p text:style-name="P1"><text:span text:style-name="Strong_20_Emphasis"><text:span text:style-name="T1">In sintesi:</text:span></text:span><text:line-break/>La scelta di capacità inferiori per i link globali è un <text:span text:style-name="Strong_20_Emphasis"><text:span text:style-name="T1">realistico scenario di stress test</text:span></text:span> per la tua rete, mentre la matrice <text:span text:style-name="Source_20_Text"><text:span text:style-name="T1">alpha</text:span></text:span> assicura che l’ottimizzazione rifletta i compromessi delle reti reali (locale &gt; globale). Se vuoi simulare scenari con capacità globali maggiori, basta modificare <text:span text:style-name="Source_20_Text"><text:span text:style-name="T1">speed_spine</text:span></text:span> nel codice!</text:p>
      <text:p text:style-name="Standard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3T10:09:19.896330530</meta:creation-date>
    <dc:date>2025-06-23T12:30:13.140309215</dc:date>
    <meta:editing-duration>PT2H20M55S</meta:editing-duration>
    <meta:editing-cycles>2</meta:editing-cycles>
    <meta:generator>LibreOffice/24.8.6.2$Linux_X86_64 LibreOffice_project/480$Build-2</meta:generator>
    <meta:document-statistic meta:table-count="3" meta:image-count="5" meta:object-count="0" meta:page-count="14" meta:paragraph-count="322" meta:word-count="2597" meta:character-count="16801" meta:non-whitespace-character-count="14372"/>
  </office:meta>
</office:document-meta>
</file>